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.2cm"/>
    </style:style>
    <style:style style:name="gr10" style:family="graphic" style:parent-style-name="standard">
      <style:graphic-properties draw:stroke="none" svg:stroke-color="#000000" draw:fill="none" draw:fill-color="#ffffff" fo:min-height="0.379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6cm" svg:x="7.71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64" draw:id="id64" draw:layer="layout" svg:x1="7.718cm" svg:y1="7.5cm" svg:x2="9.418cm" svg:y2="7.5cm">
          <text:p/>
        </draw:line>
        <draw:line draw:style-name="gr2" draw:text-style-name="P1" draw:layer="layout" svg:x1="8.568cm" svg:y1="6.7cm" svg:x2="8.568cm" svg:y2="7.5cm">
          <text:p/>
        </draw:line>
        <draw:line draw:style-name="gr3" draw:text-style-name="P1" draw:layer="layout" svg:x1="4.718cm" svg:y1="6.9cm" svg:x2="4.718cm" svg:y2="8.018cm">
          <text:p/>
        </draw:line>
        <draw:line draw:style-name="gr3" draw:text-style-name="P1" draw:layer="layout" svg:x1="4.718cm" svg:y1="8.018cm" svg:x2="5.118cm" svg:y2="7.459cm">
          <text:p/>
        </draw:line>
        <draw:line draw:style-name="gr3" draw:text-style-name="P1" draw:layer="layout" svg:x1="5.118cm" svg:y1="7.459cm" svg:x2="4.718cm" svg:y2="6.9cm">
          <text:p/>
        </draw:line>
        <draw:custom-shape draw:style-name="gr1" draw:text-style-name="P1" xml:id="id3" draw:id="id3" draw:layer="layout" svg:width="1.7cm" svg:height="1.6cm" svg:x="10.21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218cm" svg:y1="7.5cm" svg:x2="11.918cm" svg:y2="7.5cm">
          <text:p/>
        </draw:line>
        <draw:line draw:style-name="gr2" draw:text-style-name="P1" xml:id="id1" draw:id="id1" draw:layer="layout" svg:x1="11.068cm" svg:y1="6.7cm" svg:x2="11.068cm" svg:y2="7.5cm">
          <text:p/>
        </draw:line>
        <draw:line draw:style-name="gr4" draw:text-style-name="P1" draw:layer="layout" svg:x1="9.418cm" svg:y1="7.5cm" svg:x2="10.218cm" svg:y2="7.5cm">
          <text:p/>
        </draw:line>
        <draw:custom-shape draw:style-name="gr1" draw:text-style-name="P1" xml:id="id2" draw:id="id2" draw:layer="layout" svg:width="1.7cm" svg:height="1.6cm" svg:x="12.41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5" draw:id="id5" draw:layer="layout" svg:x1="12.418cm" svg:y1="5.8cm" svg:x2="14.118cm" svg:y2="5.8cm">
          <text:p/>
        </draw:line>
        <draw:line draw:style-name="gr2" draw:text-style-name="P1" draw:layer="layout" svg:x1="13.268cm" svg:y1="5cm" svg:x2="13.268cm" svg:y2="5.8cm">
          <text:p/>
        </draw:line>
        <draw:custom-shape draw:style-name="gr1" draw:text-style-name="P1" draw:layer="layout" svg:width="1.7cm" svg:height="1.6cm" svg:x="12.31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4" draw:id="id4" draw:layer="layout" svg:x1="12.318cm" svg:y1="9cm" svg:x2="14.018cm" svg:y2="9cm">
          <text:p/>
        </draw:line>
        <draw:line draw:style-name="gr2" draw:text-style-name="P1" draw:layer="layout" svg:x1="13.168cm" svg:y1="8.2cm" svg:x2="13.168cm" svg:y2="9cm">
          <text:p/>
        </draw:line>
        <draw:connector draw:style-name="gr4" draw:text-style-name="P1" draw:layer="layout" draw:type="line" svg:x1="11.068cm" svg:y1="6.7cm" svg:x2="12.418cm" svg:y2="5.8cm" draw:start-shape="id1" draw:start-glue-point="0" draw:end-shape="id2" svg:d="M11068 6700l1350-900" svg:viewBox="0 0 1351 901">
          <text:p/>
        </draw:connector>
        <draw:connector draw:style-name="gr4" draw:text-style-name="P1" draw:layer="layout" draw:type="line" svg:x1="11.068cm" svg:y1="8.3cm" svg:x2="12.318cm" svg:y2="9cm" draw:start-shape="id3" draw:start-glue-point="8" draw:end-shape="id4" draw:end-glue-point="3" svg:d="M11068 8300l1250 700" svg:viewBox="0 0 1251 701">
          <text:p/>
        </draw:connector>
        <draw:custom-shape draw:style-name="gr1" draw:text-style-name="P1" xml:id="id7" draw:id="id7" draw:layer="layout" svg:width="1.7cm" svg:height="1.6cm" svg:x="14.21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0" draw:id="id10" draw:layer="layout" svg:x1="14.218cm" svg:y1="7.5cm" svg:x2="15.918cm" svg:y2="7.5cm">
          <text:p/>
        </draw:line>
        <draw:line draw:style-name="gr2" draw:text-style-name="P1" xml:id="id6" draw:id="id6" draw:layer="layout" svg:x1="15.068cm" svg:y1="6.7cm" svg:x2="15.068cm" svg:y2="7.5cm">
          <text:p/>
        </draw:line>
        <draw:custom-shape draw:style-name="gr1" draw:text-style-name="P1" draw:layer="layout" svg:width="1.7cm" svg:height="1.6cm" svg:x="16.91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8" draw:id="id8" draw:layer="layout" svg:x1="16.918cm" svg:y1="5cm" svg:x2="18.618cm" svg:y2="5cm">
          <text:p/>
        </draw:line>
        <draw:line draw:style-name="gr2" draw:text-style-name="P1" draw:layer="layout" svg:x1="17.768cm" svg:y1="4.2cm" svg:x2="17.768cm" svg:y2="5cm">
          <text:p/>
        </draw:line>
        <draw:custom-shape draw:style-name="gr1" draw:text-style-name="P1" draw:layer="layout" svg:width="1.7cm" svg:height="1.6cm" svg:x="16.91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918cm" svg:y1="7.5cm" svg:x2="18.618cm" svg:y2="7.5cm">
          <text:p/>
        </draw:line>
        <draw:line draw:style-name="gr2" draw:text-style-name="P1" draw:layer="layout" svg:x1="17.768cm" svg:y1="6.7cm" svg:x2="17.768cm" svg:y2="7.5cm">
          <text:p/>
        </draw:line>
        <draw:custom-shape draw:style-name="gr1" draw:text-style-name="P1" draw:layer="layout" svg:width="1.7cm" svg:height="1.6cm" svg:x="16.919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1" draw:id="id11" draw:layer="layout" svg:x1="16.919cm" svg:y1="7.501cm" svg:x2="18.619cm" svg:y2="7.501cm">
          <text:p/>
        </draw:line>
        <draw:line draw:style-name="gr2" draw:text-style-name="P1" draw:layer="layout" svg:x1="17.769cm" svg:y1="6.701cm" svg:x2="17.769cm" svg:y2="7.501cm">
          <text:p/>
        </draw:line>
        <draw:custom-shape draw:style-name="gr1" draw:text-style-name="P1" draw:layer="layout" svg:width="1.7cm" svg:height="1.6cm" svg:x="16.917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917cm" svg:y1="9.899cm" svg:x2="18.617cm" svg:y2="9.899cm">
          <text:p/>
        </draw:line>
        <draw:line draw:style-name="gr2" draw:text-style-name="P1" draw:layer="layout" svg:x1="17.767cm" svg:y1="9.099cm" svg:x2="17.767cm" svg:y2="9.899cm">
          <text:p/>
        </draw:line>
        <draw:custom-shape draw:style-name="gr1" draw:text-style-name="P1" draw:layer="layout" svg:width="1.7cm" svg:height="1.6cm" svg:x="16.91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9" draw:id="id9" draw:layer="layout" svg:x1="16.918cm" svg:y1="9.9cm" svg:x2="18.618cm" svg:y2="9.9cm">
          <text:p/>
        </draw:line>
        <draw:line draw:style-name="gr2" draw:text-style-name="P1" draw:layer="layout" svg:x1="17.768cm" svg:y1="9.1cm" svg:x2="17.768cm" svg:y2="9.9cm">
          <text:p/>
        </draw:line>
        <draw:custom-shape draw:style-name="gr1" draw:text-style-name="P1" draw:layer="layout" svg:width="1.7cm" svg:height="1.6cm" svg:x="19.21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2" draw:id="id12" draw:layer="layout" svg:x1="19.219cm" svg:y1="5cm" svg:x2="20.919cm" svg:y2="5cm">
          <text:p/>
        </draw:line>
        <draw:line draw:style-name="gr2" draw:text-style-name="P1" draw:layer="layout" svg:x1="20.069cm" svg:y1="4.2cm" svg:x2="20.069cm" svg:y2="5cm">
          <text:p/>
        </draw:line>
        <draw:custom-shape draw:style-name="gr1" draw:text-style-name="P1" draw:layer="layout" svg:width="1.7cm" svg:height="1.6cm" svg:x="19.21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219cm" svg:y1="7.5cm" svg:x2="20.919cm" svg:y2="7.5cm">
          <text:p/>
        </draw:line>
        <draw:line draw:style-name="gr2" draw:text-style-name="P1" draw:layer="layout" svg:x1="20.069cm" svg:y1="6.7cm" svg:x2="20.069cm" svg:y2="7.5cm">
          <text:p/>
        </draw:line>
        <draw:custom-shape draw:style-name="gr1" draw:text-style-name="P1" draw:layer="layout" svg:width="1.7cm" svg:height="1.6cm" svg:x="19.22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3" draw:id="id13" draw:layer="layout" svg:x1="19.22cm" svg:y1="7.501cm" svg:x2="20.92cm" svg:y2="7.501cm">
          <text:p/>
        </draw:line>
        <draw:line draw:style-name="gr2" draw:text-style-name="P1" draw:layer="layout" svg:x1="20.07cm" svg:y1="6.701cm" svg:x2="20.07cm" svg:y2="7.501cm">
          <text:p/>
        </draw:line>
        <draw:custom-shape draw:style-name="gr1" draw:text-style-name="P1" draw:layer="layout" svg:width="1.7cm" svg:height="1.6cm" svg:x="19.218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218cm" svg:y1="9.899cm" svg:x2="20.918cm" svg:y2="9.899cm">
          <text:p/>
        </draw:line>
        <draw:line draw:style-name="gr2" draw:text-style-name="P1" draw:layer="layout" svg:x1="20.068cm" svg:y1="9.099cm" svg:x2="20.068cm" svg:y2="9.899cm">
          <text:p/>
        </draw:line>
        <draw:custom-shape draw:style-name="gr1" draw:text-style-name="P1" draw:layer="layout" svg:width="1.7cm" svg:height="1.6cm" svg:x="19.21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4" draw:id="id14" draw:layer="layout" svg:x1="19.219cm" svg:y1="9.9cm" svg:x2="20.919cm" svg:y2="9.9cm">
          <text:p/>
        </draw:line>
        <draw:line draw:style-name="gr2" draw:text-style-name="P1" draw:layer="layout" svg:x1="20.069cm" svg:y1="9.1cm" svg:x2="20.069cm" svg:y2="9.9cm">
          <text:p/>
        </draw:line>
        <draw:custom-shape draw:style-name="gr1" draw:text-style-name="P1" draw:layer="layout" svg:width="1.7cm" svg:height="1.6cm" svg:x="21.61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7" draw:id="id17" draw:layer="layout" svg:x1="21.617cm" svg:y1="5cm" svg:x2="23.317cm" svg:y2="5cm">
          <text:p/>
        </draw:line>
        <draw:line draw:style-name="gr2" draw:text-style-name="P1" draw:layer="layout" svg:x1="22.467cm" svg:y1="4.2cm" svg:x2="22.467cm" svg:y2="5cm">
          <text:p/>
        </draw:line>
        <draw:custom-shape draw:style-name="gr1" draw:text-style-name="P1" draw:layer="layout" svg:width="1.7cm" svg:height="1.6cm" svg:x="21.61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617cm" svg:y1="7.5cm" svg:x2="23.317cm" svg:y2="7.5cm">
          <text:p/>
        </draw:line>
        <draw:line draw:style-name="gr2" draw:text-style-name="P1" draw:layer="layout" svg:x1="22.467cm" svg:y1="6.7cm" svg:x2="22.467cm" svg:y2="7.5cm">
          <text:p/>
        </draw:line>
        <draw:custom-shape draw:style-name="gr1" draw:text-style-name="P1" draw:layer="layout" svg:width="1.7cm" svg:height="1.6cm" svg:x="21.618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6" draw:id="id16" draw:layer="layout" svg:x1="21.618cm" svg:y1="7.501cm" svg:x2="23.318cm" svg:y2="7.501cm">
          <text:p/>
        </draw:line>
        <draw:line draw:style-name="gr2" draw:text-style-name="P1" draw:layer="layout" svg:x1="22.468cm" svg:y1="6.701cm" svg:x2="22.468cm" svg:y2="7.501cm">
          <text:p/>
        </draw:line>
        <draw:custom-shape draw:style-name="gr1" draw:text-style-name="P1" draw:layer="layout" svg:width="1.7cm" svg:height="1.6cm" svg:x="21.616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616cm" svg:y1="9.899cm" svg:x2="23.316cm" svg:y2="9.899cm">
          <text:p/>
        </draw:line>
        <draw:line draw:style-name="gr2" draw:text-style-name="P1" draw:layer="layout" svg:x1="22.466cm" svg:y1="9.099cm" svg:x2="22.466cm" svg:y2="9.899cm">
          <text:p/>
        </draw:line>
        <draw:custom-shape draw:style-name="gr1" draw:text-style-name="P1" xml:id="id15" draw:id="id15" draw:layer="layout" svg:width="1.7cm" svg:height="1.6cm" svg:x="21.61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0" draw:id="id20" draw:layer="layout" svg:x1="21.617cm" svg:y1="9.9cm" svg:x2="23.317cm" svg:y2="9.9cm">
          <text:p/>
        </draw:line>
        <draw:line draw:style-name="gr2" draw:text-style-name="P1" draw:layer="layout" svg:x1="22.467cm" svg:y1="9.1cm" svg:x2="22.467cm" svg:y2="9.9cm">
          <text:p/>
        </draw:line>
        <draw:custom-shape draw:style-name="gr1" draw:text-style-name="P1" xml:id="id18" draw:id="id18" draw:layer="layout" svg:width="1.7cm" svg:height="1.6cm" svg:x="24.31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9" draw:id="id19" draw:layer="layout" svg:x1="24.318cm" svg:y1="7.5cm" svg:x2="26.018cm" svg:y2="7.5cm">
          <text:p/>
        </draw:line>
        <draw:line draw:style-name="gr2" draw:text-style-name="P1" draw:layer="layout" svg:x1="25.168cm" svg:y1="6.7cm" svg:x2="25.168cm" svg:y2="7.5cm">
          <text:p/>
        </draw:line>
        <draw:connector draw:style-name="gr4" draw:text-style-name="P1" draw:layer="layout" draw:type="line" svg:x1="14.118cm" svg:y1="5.8cm" svg:x2="15.068cm" svg:y2="6.7cm" draw:start-shape="id5" draw:start-glue-point="1" draw:end-shape="id6" draw:end-glue-point="0" svg:d="M14118 5800l950 900" svg:viewBox="0 0 951 901">
          <text:p/>
        </draw:connector>
        <draw:connector draw:style-name="gr4" draw:text-style-name="P1" draw:layer="layout" draw:type="line" svg:x1="14.018cm" svg:y1="9cm" svg:x2="15.068cm" svg:y2="8.3cm" draw:start-shape="id4" draw:start-glue-point="1" draw:end-shape="id7" draw:end-glue-point="8" svg:d="M14018 9000l1050-700" svg:viewBox="0 0 1051 701">
          <text:p/>
        </draw:connector>
        <draw:connector draw:style-name="gr4" draw:text-style-name="P1" draw:layer="layout" draw:type="line" svg:x1="15.669cm" svg:y1="6.934cm" svg:x2="16.918cm" svg:y2="5cm" draw:start-shape="id7" draw:start-glue-point="11" draw:end-shape="id8" draw:end-glue-point="3" svg:d="M15669 6934l1249-1934" svg:viewBox="0 0 1250 1935">
          <text:p/>
        </draw:connector>
        <draw:connector draw:style-name="gr4" draw:text-style-name="P1" draw:layer="layout" draw:type="line" svg:x1="15.669cm" svg:y1="8.066cm" svg:x2="16.918cm" svg:y2="9.9cm" draw:start-shape="id7" draw:start-glue-point="9" draw:end-shape="id9" draw:end-glue-point="3" svg:d="M15669 8066l1249 1834" svg:viewBox="0 0 1250 1835">
          <text:p/>
        </draw:connector>
        <draw:connector draw:style-name="gr4" draw:text-style-name="P1" draw:layer="layout" draw:type="line" svg:x1="15.918cm" svg:y1="7.5cm" svg:x2="16.919cm" svg:y2="7.501cm" draw:start-shape="id10" draw:start-glue-point="1" draw:end-shape="id11" draw:end-glue-point="3" svg:d="M15918 7500l1001 1" svg:viewBox="0 0 1002 2">
          <text:p/>
        </draw:connector>
        <draw:connector draw:style-name="gr4" draw:text-style-name="P1" draw:layer="layout" draw:type="line" svg:x1="18.618cm" svg:y1="5cm" svg:x2="19.219cm" svg:y2="5cm" draw:start-shape="id8" draw:start-glue-point="1" draw:end-shape="id12" draw:end-glue-point="3" svg:d="M18618 5000h601" svg:viewBox="0 0 602 1">
          <text:p/>
        </draw:connector>
        <draw:connector draw:style-name="gr4" draw:text-style-name="P1" draw:layer="layout" draw:type="line" svg:x1="18.619cm" svg:y1="7.501cm" svg:x2="19.22cm" svg:y2="7.501cm" draw:start-shape="id11" draw:start-glue-point="1" draw:end-shape="id13" draw:end-glue-point="3" svg:d="M18619 7501h601" svg:viewBox="0 0 602 1">
          <text:p/>
        </draw:connector>
        <draw:connector draw:style-name="gr4" draw:text-style-name="P1" draw:layer="layout" draw:type="line" svg:x1="18.618cm" svg:y1="9.9cm" svg:x2="19.219cm" svg:y2="9.9cm" draw:start-shape="id9" draw:start-glue-point="1" draw:end-shape="id14" draw:end-glue-point="3" svg:d="M18618 9900h601" svg:viewBox="0 0 602 1">
          <text:p/>
        </draw:connector>
        <draw:connector draw:style-name="gr4" draw:text-style-name="P1" draw:layer="layout" draw:type="line" svg:x1="20.919cm" svg:y1="9.9cm" svg:x2="21.617cm" svg:y2="9.9cm" draw:start-shape="id14" draw:start-glue-point="1" draw:end-shape="id15" svg:d="M20919 9900h698" svg:viewBox="0 0 699 1">
          <text:p/>
        </draw:connector>
        <draw:connector draw:style-name="gr4" draw:text-style-name="P1" draw:layer="layout" draw:type="line" svg:x1="20.92cm" svg:y1="7.501cm" svg:x2="21.618cm" svg:y2="7.501cm" draw:start-shape="id13" draw:start-glue-point="1" draw:end-shape="id16" draw:end-glue-point="3" svg:d="M20920 7501h698" svg:viewBox="0 0 699 1">
          <text:p/>
        </draw:connector>
        <draw:connector draw:style-name="gr4" draw:text-style-name="P1" draw:layer="layout" draw:type="line" svg:x1="20.919cm" svg:y1="5cm" svg:x2="21.617cm" svg:y2="5cm" draw:start-shape="id12" draw:start-glue-point="1" draw:end-shape="id17" draw:end-glue-point="3" svg:d="M20919 5000h698" svg:viewBox="0 0 699 1">
          <text:p/>
        </draw:connector>
        <draw:connector draw:style-name="gr4" draw:text-style-name="P1" draw:layer="layout" draw:type="line" svg:x1="23.317cm" svg:y1="5cm" svg:x2="24.567cm" svg:y2="6.934cm" draw:start-shape="id17" draw:start-glue-point="1" draw:end-shape="id18" draw:end-glue-point="5" svg:d="M23317 5000l1250 1934" svg:viewBox="0 0 1251 1935">
          <text:p/>
        </draw:connector>
        <draw:connector draw:style-name="gr4" draw:text-style-name="P1" draw:layer="layout" draw:type="line" svg:x1="23.318cm" svg:y1="7.501cm" svg:x2="24.318cm" svg:y2="7.5cm" draw:start-shape="id16" draw:start-glue-point="1" draw:end-shape="id19" draw:end-glue-point="3" svg:d="M23318 7501l1000-1" svg:viewBox="0 0 1001 2">
          <text:p/>
        </draw:connector>
        <draw:connector draw:style-name="gr4" draw:text-style-name="P1" draw:layer="layout" draw:type="line" svg:x1="23.317cm" svg:y1="9.9cm" svg:x2="24.567cm" svg:y2="8.066cm" draw:start-shape="id20" draw:start-glue-point="1" draw:end-shape="id18" draw:end-glue-point="7" svg:d="M23317 9900l1250-1834" svg:viewBox="0 0 1251 1835">
          <text:p/>
        </draw:connector>
        <draw:custom-shape draw:style-name="gr1" draw:text-style-name="P1" draw:layer="layout" svg:width="1.7cm" svg:height="1.6cm" svg:x="26.469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.469cm" svg:y1="5.201cm" svg:x2="28.169cm" svg:y2="5.201cm">
          <text:p/>
        </draw:line>
        <draw:line draw:style-name="gr2" draw:text-style-name="P1" draw:layer="layout" svg:x1="27.319cm" svg:y1="4.401cm" svg:x2="27.319cm" svg:y2="5.201cm">
          <text:p/>
        </draw:line>
        <draw:custom-shape draw:style-name="gr1" draw:text-style-name="P1" draw:layer="layout" svg:width="1.7cm" svg:height="1.6cm" svg:x="26.47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1" draw:id="id21" draw:layer="layout" svg:x1="26.47cm" svg:y1="5.202cm" svg:x2="28.17cm" svg:y2="5.202cm">
          <text:p/>
        </draw:line>
        <draw:line draw:style-name="gr2" draw:text-style-name="P1" draw:layer="layout" svg:x1="27.32cm" svg:y1="4.402cm" svg:x2="27.32cm" svg:y2="5.202cm">
          <text:p/>
        </draw:line>
        <draw:custom-shape draw:style-name="gr1" draw:text-style-name="P1" draw:layer="layout" svg:width="1.7cm" svg:height="1.6cm" svg:x="28.77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.77cm" svg:y1="5.201cm" svg:x2="30.47cm" svg:y2="5.201cm">
          <text:p/>
        </draw:line>
        <draw:line draw:style-name="gr2" draw:text-style-name="P1" draw:layer="layout" svg:x1="29.62cm" svg:y1="4.401cm" svg:x2="29.62cm" svg:y2="5.201cm">
          <text:p/>
        </draw:line>
        <draw:custom-shape draw:style-name="gr1" draw:text-style-name="P1" draw:layer="layout" svg:width="1.7cm" svg:height="1.6cm" svg:x="28.771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2" draw:id="id22" draw:layer="layout" svg:x1="28.771cm" svg:y1="5.202cm" svg:x2="30.471cm" svg:y2="5.202cm">
          <text:p/>
        </draw:line>
        <draw:line draw:style-name="gr2" draw:text-style-name="P1" draw:layer="layout" svg:x1="29.621cm" svg:y1="4.402cm" svg:x2="29.621cm" svg:y2="5.202cm">
          <text:p/>
        </draw:line>
        <draw:custom-shape draw:style-name="gr1" draw:text-style-name="P1" draw:layer="layout" svg:width="1.7cm" svg:height="1.6cm" svg:x="31.168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168cm" svg:y1="5.201cm" svg:x2="32.868cm" svg:y2="5.201cm">
          <text:p/>
        </draw:line>
        <draw:line draw:style-name="gr2" draw:text-style-name="P1" draw:layer="layout" svg:x1="32.018cm" svg:y1="4.401cm" svg:x2="32.018cm" svg:y2="5.201cm">
          <text:p/>
        </draw:line>
        <draw:custom-shape draw:style-name="gr1" draw:text-style-name="P1" draw:layer="layout" svg:width="1.7cm" svg:height="1.6cm" svg:x="31.169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3" draw:id="id23" draw:layer="layout" svg:x1="31.169cm" svg:y1="5.202cm" svg:x2="32.869cm" svg:y2="5.202cm">
          <text:p/>
        </draw:line>
        <draw:line draw:style-name="gr2" draw:text-style-name="P1" draw:layer="layout" svg:x1="32.019cm" svg:y1="4.402cm" svg:x2="32.019cm" svg:y2="5.202cm">
          <text:p/>
        </draw:line>
        <draw:connector draw:style-name="gr4" draw:text-style-name="P1" draw:layer="layout" draw:type="line" svg:x1="28.17cm" svg:y1="5.202cm" svg:x2="28.771cm" svg:y2="5.202cm" draw:start-shape="id21" draw:start-glue-point="1" draw:end-shape="id22" draw:end-glue-point="3" svg:d="M28170 5202h601" svg:viewBox="0 0 602 1">
          <text:p/>
        </draw:connector>
        <draw:connector draw:style-name="gr4" draw:text-style-name="P1" draw:layer="layout" draw:type="line" svg:x1="30.471cm" svg:y1="5.202cm" svg:x2="31.169cm" svg:y2="5.202cm" draw:start-shape="id22" draw:start-glue-point="1" draw:end-shape="id23" draw:end-glue-point="3" svg:d="M30471 5202h698" svg:viewBox="0 0 699 1">
          <text:p/>
        </draw:connector>
        <draw:custom-shape draw:style-name="gr1" draw:text-style-name="P1" draw:layer="layout" svg:width="1.7cm" svg:height="1.6cm" svg:x="33.66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3.669cm" svg:y1="5.2cm" svg:x2="35.369cm" svg:y2="5.2cm">
          <text:p/>
        </draw:line>
        <draw:line draw:style-name="gr2" draw:text-style-name="P1" draw:layer="layout" svg:x1="34.519cm" svg:y1="4.4cm" svg:x2="34.519cm" svg:y2="5.2cm">
          <text:p/>
        </draw:line>
        <draw:custom-shape draw:style-name="gr1" draw:text-style-name="P1" draw:layer="layout" svg:width="1.7cm" svg:height="1.6cm" svg:x="33.67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4" draw:id="id24" draw:layer="layout" svg:x1="33.67cm" svg:y1="5.201cm" svg:x2="35.37cm" svg:y2="5.201cm">
          <text:p/>
        </draw:line>
        <draw:line draw:style-name="gr2" draw:text-style-name="P1" draw:layer="layout" svg:x1="34.52cm" svg:y1="4.401cm" svg:x2="34.52cm" svg:y2="5.201cm">
          <text:p/>
        </draw:line>
        <draw:custom-shape draw:style-name="gr1" draw:text-style-name="P1" draw:layer="layout" svg:width="1.7cm" svg:height="1.6cm" svg:x="35.9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5.97cm" svg:y1="5.2cm" svg:x2="37.67cm" svg:y2="5.2cm">
          <text:p/>
        </draw:line>
        <draw:line draw:style-name="gr2" draw:text-style-name="P1" draw:layer="layout" svg:x1="36.82cm" svg:y1="4.4cm" svg:x2="36.82cm" svg:y2="5.2cm">
          <text:p/>
        </draw:line>
        <draw:custom-shape draw:style-name="gr1" draw:text-style-name="P1" draw:layer="layout" svg:width="1.7cm" svg:height="1.6cm" svg:x="35.97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5" draw:id="id25" draw:layer="layout" svg:x1="35.971cm" svg:y1="5.201cm" svg:x2="37.671cm" svg:y2="5.201cm">
          <text:p/>
        </draw:line>
        <draw:line draw:style-name="gr2" draw:text-style-name="P1" draw:layer="layout" svg:x1="36.821cm" svg:y1="4.401cm" svg:x2="36.821cm" svg:y2="5.201cm">
          <text:p/>
        </draw:line>
        <draw:custom-shape draw:style-name="gr1" draw:text-style-name="P1" draw:layer="layout" svg:width="1.7cm" svg:height="1.6cm" svg:x="38.36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8.368cm" svg:y1="5.2cm" svg:x2="40.068cm" svg:y2="5.2cm">
          <text:p/>
        </draw:line>
        <draw:line draw:style-name="gr2" draw:text-style-name="P1" draw:layer="layout" svg:x1="39.218cm" svg:y1="4.4cm" svg:x2="39.218cm" svg:y2="5.2cm">
          <text:p/>
        </draw:line>
        <draw:custom-shape draw:style-name="gr1" draw:text-style-name="P1" draw:layer="layout" svg:width="1.7cm" svg:height="1.6cm" svg:x="38.369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6" draw:id="id26" draw:layer="layout" svg:x1="38.369cm" svg:y1="5.201cm" svg:x2="40.069cm" svg:y2="5.201cm">
          <text:p/>
        </draw:line>
        <draw:line draw:style-name="gr2" draw:text-style-name="P1" draw:layer="layout" svg:x1="39.219cm" svg:y1="4.401cm" svg:x2="39.219cm" svg:y2="5.201cm">
          <text:p/>
        </draw:line>
        <draw:connector draw:style-name="gr4" draw:text-style-name="P1" draw:layer="layout" draw:type="line" svg:x1="35.37cm" svg:y1="5.201cm" svg:x2="35.971cm" svg:y2="5.201cm" draw:start-shape="id24" draw:start-glue-point="1" draw:end-shape="id25" draw:end-glue-point="3" svg:d="M35370 5201h601" svg:viewBox="0 0 602 1">
          <text:p/>
        </draw:connector>
        <draw:connector draw:style-name="gr4" draw:text-style-name="P1" draw:layer="layout" draw:type="line" svg:x1="37.671cm" svg:y1="5.201cm" svg:x2="38.369cm" svg:y2="5.201cm" draw:start-shape="id25" draw:start-glue-point="1" draw:end-shape="id26" draw:end-glue-point="3" svg:d="M37671 5201h698" svg:viewBox="0 0 699 1">
          <text:p/>
        </draw:connector>
        <draw:connector draw:style-name="gr4" draw:text-style-name="P1" draw:layer="layout" draw:type="line" svg:x1="26.018cm" svg:y1="7.5cm" svg:x2="26.47cm" svg:y2="5.202cm" draw:start-shape="id19" draw:start-glue-point="1" draw:end-shape="id21" draw:end-glue-point="3" svg:d="M26018 7500l452-2298" svg:viewBox="0 0 453 2299">
          <text:p/>
        </draw:connector>
        <draw:connector draw:style-name="gr4" draw:text-style-name="P1" draw:layer="layout" draw:type="line" svg:x1="32.869cm" svg:y1="5.202cm" svg:x2="33.67cm" svg:y2="5.201cm" draw:start-shape="id23" draw:start-glue-point="1" draw:end-shape="id24" draw:end-glue-point="3" svg:d="M32869 5202l801-1" svg:viewBox="0 0 802 2">
          <text:p/>
        </draw:connector>
        <draw:custom-shape draw:style-name="gr1" draw:text-style-name="P1" draw:layer="layout" svg:width="1.7cm" svg:height="1.6cm" svg:x="27.818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7.818cm" svg:y1="9.901cm" svg:x2="29.518cm" svg:y2="9.901cm">
          <text:p/>
        </draw:line>
        <draw:line draw:style-name="gr2" draw:text-style-name="P1" draw:layer="layout" svg:x1="28.668cm" svg:y1="9.101cm" svg:x2="28.668cm" svg:y2="9.901cm">
          <text:p/>
        </draw:line>
        <draw:custom-shape draw:style-name="gr1" draw:text-style-name="P1" draw:layer="layout" svg:width="1.7cm" svg:height="1.6cm" svg:x="27.819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7" draw:id="id27" draw:layer="layout" svg:x1="27.819cm" svg:y1="9.902cm" svg:x2="29.519cm" svg:y2="9.902cm">
          <text:p/>
        </draw:line>
        <draw:line draw:style-name="gr2" draw:text-style-name="P1" draw:layer="layout" svg:x1="28.669cm" svg:y1="9.102cm" svg:x2="28.669cm" svg:y2="9.902cm">
          <text:p/>
        </draw:line>
        <draw:custom-shape draw:style-name="gr1" draw:text-style-name="P1" draw:layer="layout" svg:width="1.7cm" svg:height="1.6cm" svg:x="30.216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0.216cm" svg:y1="9.901cm" svg:x2="31.916cm" svg:y2="9.901cm">
          <text:p/>
        </draw:line>
        <draw:line draw:style-name="gr2" draw:text-style-name="P1" draw:layer="layout" svg:x1="31.066cm" svg:y1="9.101cm" svg:x2="31.066cm" svg:y2="9.901cm">
          <text:p/>
        </draw:line>
        <draw:custom-shape draw:style-name="gr1" draw:text-style-name="P1" draw:layer="layout" svg:width="1.7cm" svg:height="1.6cm" svg:x="30.217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8" draw:id="id28" draw:layer="layout" svg:x1="30.217cm" svg:y1="9.902cm" svg:x2="31.917cm" svg:y2="9.902cm">
          <text:p/>
        </draw:line>
        <draw:line draw:style-name="gr2" draw:text-style-name="P1" draw:layer="layout" svg:x1="31.067cm" svg:y1="9.102cm" svg:x2="31.067cm" svg:y2="9.902cm">
          <text:p/>
        </draw:line>
        <draw:connector draw:style-name="gr5" draw:text-style-name="P1" draw:layer="layout" draw:type="line" svg:x1="29.519cm" svg:y1="9.902cm" svg:x2="30.217cm" svg:y2="9.902cm" draw:start-shape="id27" draw:start-glue-point="1" draw:end-shape="id28" draw:end-glue-point="3" svg:d="M29519 9902h698" svg:viewBox="0 0 699 1">
          <text:p/>
        </draw:connector>
        <draw:custom-shape draw:style-name="gr1" draw:text-style-name="P1" draw:layer="layout" svg:width="1.7cm" svg:height="1.6cm" svg:x="32.71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2.717cm" svg:y1="9.9cm" svg:x2="34.417cm" svg:y2="9.9cm">
          <text:p/>
        </draw:line>
        <draw:line draw:style-name="gr2" draw:text-style-name="P1" draw:layer="layout" svg:x1="33.567cm" svg:y1="9.1cm" svg:x2="33.567cm" svg:y2="9.9cm">
          <text:p/>
        </draw:line>
        <draw:custom-shape draw:style-name="gr1" draw:text-style-name="P1" draw:layer="layout" svg:width="1.7cm" svg:height="1.6cm" svg:x="32.718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29" draw:id="id29" draw:layer="layout" svg:x1="32.718cm" svg:y1="9.901cm" svg:x2="34.418cm" svg:y2="9.901cm">
          <text:p/>
        </draw:line>
        <draw:line draw:style-name="gr2" draw:text-style-name="P1" draw:layer="layout" svg:x1="33.568cm" svg:y1="9.101cm" svg:x2="33.568cm" svg:y2="9.901cm">
          <text:p/>
        </draw:line>
        <draw:custom-shape draw:style-name="gr1" draw:text-style-name="P1" draw:layer="layout" svg:width="1.7cm" svg:height="1.6cm" svg:x="35.01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5.018cm" svg:y1="9.9cm" svg:x2="36.718cm" svg:y2="9.9cm">
          <text:p/>
        </draw:line>
        <draw:line draw:style-name="gr2" draw:text-style-name="P1" draw:layer="layout" svg:x1="35.868cm" svg:y1="9.1cm" svg:x2="35.868cm" svg:y2="9.9cm">
          <text:p/>
        </draw:line>
        <draw:custom-shape draw:style-name="gr1" draw:text-style-name="P1" draw:layer="layout" svg:width="1.7cm" svg:height="1.6cm" svg:x="35.019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0" draw:id="id30" draw:layer="layout" svg:x1="35.019cm" svg:y1="9.901cm" svg:x2="36.719cm" svg:y2="9.901cm">
          <text:p/>
        </draw:line>
        <draw:line draw:style-name="gr2" draw:text-style-name="P1" draw:layer="layout" svg:x1="35.869cm" svg:y1="9.101cm" svg:x2="35.869cm" svg:y2="9.901cm">
          <text:p/>
        </draw:line>
        <draw:custom-shape draw:style-name="gr1" draw:text-style-name="P1" draw:layer="layout" svg:width="1.7cm" svg:height="1.6cm" svg:x="37.41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7.416cm" svg:y1="9.9cm" svg:x2="39.116cm" svg:y2="9.9cm">
          <text:p/>
        </draw:line>
        <draw:line draw:style-name="gr2" draw:text-style-name="P1" draw:layer="layout" svg:x1="38.266cm" svg:y1="9.1cm" svg:x2="38.266cm" svg:y2="9.9cm">
          <text:p/>
        </draw:line>
        <draw:custom-shape draw:style-name="gr1" draw:text-style-name="P1" xml:id="id76" draw:id="id76" draw:layer="layout" svg:width="1.7cm" svg:height="1.6cm" svg:x="37.417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1" draw:id="id31" draw:layer="layout" svg:x1="37.417cm" svg:y1="9.901cm" svg:x2="39.117cm" svg:y2="9.901cm">
          <text:p/>
        </draw:line>
        <draw:line draw:style-name="gr2" draw:text-style-name="P1" draw:layer="layout" svg:x1="38.267cm" svg:y1="9.101cm" svg:x2="38.267cm" svg:y2="9.901cm">
          <text:p/>
        </draw:line>
        <draw:connector draw:style-name="gr5" draw:text-style-name="P1" draw:layer="layout" draw:type="line" svg:x1="34.418cm" svg:y1="9.901cm" svg:x2="35.019cm" svg:y2="9.901cm" draw:start-shape="id29" draw:start-glue-point="1" draw:end-shape="id30" draw:end-glue-point="3" svg:d="M34418 9901h601" svg:viewBox="0 0 602 1">
          <text:p/>
        </draw:connector>
        <draw:connector draw:style-name="gr5" draw:text-style-name="P1" draw:layer="layout" draw:type="line" svg:x1="36.719cm" svg:y1="9.901cm" svg:x2="37.417cm" svg:y2="9.901cm" draw:start-shape="id30" draw:start-glue-point="1" draw:end-shape="id31" draw:end-glue-point="3" svg:d="M36719 9901h698" svg:viewBox="0 0 699 1">
          <text:p/>
        </draw:connector>
        <draw:connector draw:style-name="gr5" draw:text-style-name="P1" draw:layer="layout" draw:type="line" svg:x1="31.917cm" svg:y1="9.902cm" svg:x2="32.718cm" svg:y2="9.901cm" draw:start-shape="id28" draw:start-glue-point="1" draw:end-shape="id29" draw:end-glue-point="3" svg:d="M31917 9902l801-1" svg:viewBox="0 0 802 2">
          <text:p/>
        </draw:connector>
        <draw:connector draw:style-name="gr5" draw:text-style-name="P1" draw:layer="layout" draw:type="line" svg:x1="25.769cm" svg:y1="8.066cm" svg:x2="27.819cm" svg:y2="9.902cm" draw:start-shape="id18" draw:start-glue-point="9" draw:end-shape="id27" draw:end-glue-point="3" svg:d="M25769 8066l2050 1836" svg:viewBox="0 0 2051 1837">
          <text:p/>
        </draw:connector>
        <draw:custom-shape draw:style-name="gr1" draw:text-style-name="P1" draw:layer="layout" svg:width="1.7cm" svg:height="1.6cm" svg:x="5.81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818cm" svg:y1="16.4cm" svg:x2="7.518cm" svg:y2="16.4cm">
          <text:p/>
        </draw:line>
        <draw:line draw:style-name="gr2" draw:text-style-name="P1" draw:layer="layout" svg:x1="6.668cm" svg:y1="15.6cm" svg:x2="6.668cm" svg:y2="16.4cm">
          <text:p/>
        </draw:line>
        <draw:custom-shape draw:style-name="gr1" draw:text-style-name="P1" xml:id="id43" draw:id="id43" draw:layer="layout" svg:width="1.7cm" svg:height="1.6cm" svg:x="5.819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819cm" svg:y1="16.401cm" svg:x2="7.519cm" svg:y2="16.401cm">
          <text:p/>
        </draw:line>
        <draw:line draw:style-name="gr2" draw:text-style-name="P1" xml:id="id42" draw:id="id42" draw:layer="layout" svg:x1="6.669cm" svg:y1="15.601cm" svg:x2="6.669cm" svg:y2="16.401cm">
          <text:p/>
        </draw:line>
        <draw:custom-shape draw:style-name="gr1" draw:text-style-name="P1" draw:layer="layout" svg:width="1.7cm" svg:height="1.6cm" svg:x="9.819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19cm" svg:y1="14.502cm" svg:x2="11.519cm" svg:y2="14.502cm">
          <text:p/>
        </draw:line>
        <draw:line draw:style-name="gr2" draw:text-style-name="P1" draw:layer="layout" svg:x1="10.669cm" svg:y1="13.702cm" svg:x2="10.669cm" svg:y2="14.502cm">
          <text:p/>
        </draw:line>
        <draw:custom-shape draw:style-name="gr1" draw:text-style-name="P1" draw:layer="layout" svg:width="1.7cm" svg:height="1.6cm" svg:x="9.82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2" draw:id="id32" draw:layer="layout" svg:x1="9.82cm" svg:y1="14.503cm" svg:x2="11.52cm" svg:y2="14.503cm">
          <text:p/>
        </draw:line>
        <draw:line draw:style-name="gr2" draw:text-style-name="P1" draw:layer="layout" svg:x1="10.67cm" svg:y1="13.703cm" svg:x2="10.67cm" svg:y2="14.503cm">
          <text:p/>
        </draw:line>
        <draw:custom-shape draw:style-name="gr1" draw:text-style-name="P1" draw:layer="layout" svg:width="1.7cm" svg:height="1.6cm" svg:x="12.217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217cm" svg:y1="14.502cm" svg:x2="13.917cm" svg:y2="14.502cm">
          <text:p/>
        </draw:line>
        <draw:line draw:style-name="gr2" draw:text-style-name="P1" draw:layer="layout" svg:x1="13.067cm" svg:y1="13.702cm" svg:x2="13.067cm" svg:y2="14.502cm">
          <text:p/>
        </draw:line>
        <draw:custom-shape draw:style-name="gr1" draw:text-style-name="P1" draw:layer="layout" svg:width="1.7cm" svg:height="1.6cm" svg:x="12.218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3" draw:id="id33" draw:layer="layout" svg:x1="12.218cm" svg:y1="14.503cm" svg:x2="13.918cm" svg:y2="14.503cm">
          <text:p/>
        </draw:line>
        <draw:line draw:style-name="gr2" draw:text-style-name="P1" draw:layer="layout" svg:x1="13.068cm" svg:y1="13.703cm" svg:x2="13.068cm" svg:y2="14.503cm">
          <text:p/>
        </draw:line>
        <draw:connector draw:style-name="gr4" draw:text-style-name="P1" draw:layer="layout" draw:type="line" svg:x1="11.52cm" svg:y1="14.503cm" svg:x2="12.218cm" svg:y2="14.503cm" draw:start-shape="id32" draw:start-glue-point="1" draw:end-shape="id33" draw:end-glue-point="3" svg:d="M11520 14503h698" svg:viewBox="0 0 699 1">
          <text:p/>
        </draw:connector>
        <draw:custom-shape draw:style-name="gr1" draw:text-style-name="P1" draw:layer="layout" svg:width="1.7cm" svg:height="1.6cm" svg:x="14.718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718cm" svg:y1="14.501cm" svg:x2="16.418cm" svg:y2="14.501cm">
          <text:p/>
        </draw:line>
        <draw:line draw:style-name="gr2" draw:text-style-name="P1" draw:layer="layout" svg:x1="15.568cm" svg:y1="13.701cm" svg:x2="15.568cm" svg:y2="14.501cm">
          <text:p/>
        </draw:line>
        <draw:custom-shape draw:style-name="gr1" draw:text-style-name="P1" draw:layer="layout" svg:width="1.7cm" svg:height="1.6cm" svg:x="14.719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4" draw:id="id34" draw:layer="layout" svg:x1="14.719cm" svg:y1="14.502cm" svg:x2="16.419cm" svg:y2="14.502cm">
          <text:p/>
        </draw:line>
        <draw:line draw:style-name="gr2" draw:text-style-name="P1" draw:layer="layout" svg:x1="15.569cm" svg:y1="13.702cm" svg:x2="15.569cm" svg:y2="14.502cm">
          <text:p/>
        </draw:line>
        <draw:custom-shape draw:style-name="gr1" draw:text-style-name="P1" draw:layer="layout" svg:width="1.7cm" svg:height="1.6cm" svg:x="17.019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019cm" svg:y1="14.501cm" svg:x2="18.719cm" svg:y2="14.501cm">
          <text:p/>
        </draw:line>
        <draw:line draw:style-name="gr2" draw:text-style-name="P1" draw:layer="layout" svg:x1="17.869cm" svg:y1="13.701cm" svg:x2="17.869cm" svg:y2="14.501cm">
          <text:p/>
        </draw:line>
        <draw:custom-shape draw:style-name="gr1" draw:text-style-name="P1" draw:layer="layout" svg:width="1.7cm" svg:height="1.6cm" svg:x="17.02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5" draw:id="id35" draw:layer="layout" svg:x1="17.02cm" svg:y1="14.502cm" svg:x2="18.72cm" svg:y2="14.502cm">
          <text:p/>
        </draw:line>
        <draw:line draw:style-name="gr2" draw:text-style-name="P1" draw:layer="layout" svg:x1="17.87cm" svg:y1="13.702cm" svg:x2="17.87cm" svg:y2="14.502cm">
          <text:p/>
        </draw:line>
        <draw:custom-shape draw:style-name="gr1" draw:text-style-name="P1" draw:layer="layout" svg:width="1.7cm" svg:height="1.6cm" svg:x="19.417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417cm" svg:y1="14.501cm" svg:x2="21.117cm" svg:y2="14.501cm">
          <text:p/>
        </draw:line>
        <draw:line draw:style-name="gr2" draw:text-style-name="P1" draw:layer="layout" svg:x1="20.267cm" svg:y1="13.701cm" svg:x2="20.267cm" svg:y2="14.501cm">
          <text:p/>
        </draw:line>
        <draw:custom-shape draw:style-name="gr1" draw:text-style-name="P1" draw:layer="layout" svg:width="1.7cm" svg:height="1.6cm" svg:x="19.418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6" draw:id="id36" draw:layer="layout" svg:x1="19.418cm" svg:y1="14.502cm" svg:x2="21.118cm" svg:y2="14.502cm">
          <text:p/>
        </draw:line>
        <draw:line draw:style-name="gr2" draw:text-style-name="P1" draw:layer="layout" svg:x1="20.268cm" svg:y1="13.702cm" svg:x2="20.268cm" svg:y2="14.502cm">
          <text:p/>
        </draw:line>
        <draw:connector draw:style-name="gr4" draw:text-style-name="P1" draw:layer="layout" draw:type="line" svg:x1="16.419cm" svg:y1="14.502cm" svg:x2="17.02cm" svg:y2="14.502cm" draw:start-shape="id34" draw:start-glue-point="1" draw:end-shape="id35" draw:end-glue-point="3" svg:d="M16419 14502h601" svg:viewBox="0 0 602 1">
          <text:p/>
        </draw:connector>
        <draw:connector draw:style-name="gr4" draw:text-style-name="P1" draw:layer="layout" draw:type="line" svg:x1="18.72cm" svg:y1="14.502cm" svg:x2="19.418cm" svg:y2="14.502cm" draw:start-shape="id35" draw:start-glue-point="1" draw:end-shape="id36" draw:end-glue-point="3" svg:d="M18720 14502h698" svg:viewBox="0 0 699 1">
          <text:p/>
        </draw:connector>
        <draw:connector draw:style-name="gr4" draw:text-style-name="P1" draw:layer="layout" draw:type="line" svg:x1="13.918cm" svg:y1="14.503cm" svg:x2="14.719cm" svg:y2="14.502cm" draw:start-shape="id33" draw:start-glue-point="1" draw:end-shape="id34" draw:end-glue-point="3" svg:d="M13918 14503l801-1" svg:viewBox="0 0 802 2">
          <text:p/>
        </draw:connector>
        <draw:custom-shape draw:style-name="gr1" draw:text-style-name="P1" draw:layer="layout" svg:width="1.7cm" svg:height="1.6cm" svg:x="9.819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19cm" svg:y1="17.7cm" svg:x2="11.519cm" svg:y2="17.7cm">
          <text:p/>
        </draw:line>
        <draw:line draw:style-name="gr2" draw:text-style-name="P1" draw:layer="layout" svg:x1="10.669cm" svg:y1="16.9cm" svg:x2="10.669cm" svg:y2="17.7cm">
          <text:p/>
        </draw:line>
        <draw:custom-shape draw:style-name="gr1" draw:text-style-name="P1" xml:id="id44" draw:id="id44" draw:layer="layout" svg:width="1.7cm" svg:height="1.6cm" svg:x="9.82cm" svg:y="1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7" draw:id="id37" draw:layer="layout" svg:x1="9.82cm" svg:y1="17.701cm" svg:x2="11.52cm" svg:y2="17.701cm">
          <text:p/>
        </draw:line>
        <draw:line draw:style-name="gr2" draw:text-style-name="P1" draw:layer="layout" svg:x1="10.67cm" svg:y1="16.901cm" svg:x2="10.67cm" svg:y2="17.701cm">
          <text:p/>
        </draw:line>
        <draw:custom-shape draw:style-name="gr1" draw:text-style-name="P1" draw:layer="layout" svg:width="1.7cm" svg:height="1.6cm" svg:x="12.217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217cm" svg:y1="17.7cm" svg:x2="13.917cm" svg:y2="17.7cm">
          <text:p/>
        </draw:line>
        <draw:line draw:style-name="gr2" draw:text-style-name="P1" draw:layer="layout" svg:x1="13.067cm" svg:y1="16.9cm" svg:x2="13.067cm" svg:y2="17.7cm">
          <text:p/>
        </draw:line>
        <draw:custom-shape draw:style-name="gr1" draw:text-style-name="P1" draw:layer="layout" svg:width="1.7cm" svg:height="1.6cm" svg:x="12.218cm" svg:y="1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8" draw:id="id38" draw:layer="layout" svg:x1="12.218cm" svg:y1="17.701cm" svg:x2="13.918cm" svg:y2="17.701cm">
          <text:p/>
        </draw:line>
        <draw:line draw:style-name="gr2" draw:text-style-name="P1" draw:layer="layout" svg:x1="13.068cm" svg:y1="16.901cm" svg:x2="13.068cm" svg:y2="17.701cm">
          <text:p/>
        </draw:line>
        <draw:connector draw:style-name="gr4" draw:text-style-name="P1" draw:layer="layout" draw:type="line" svg:x1="11.52cm" svg:y1="17.701cm" svg:x2="12.218cm" svg:y2="17.701cm" draw:start-shape="id37" draw:start-glue-point="1" draw:end-shape="id38" draw:end-glue-point="3" svg:d="M11520 17701h698" svg:viewBox="0 0 699 1">
          <text:p/>
        </draw:connector>
        <draw:custom-shape draw:style-name="gr1" draw:text-style-name="P1" draw:layer="layout" svg:width="1.7cm" svg:height="1.6cm" svg:x="14.718cm" svg:y="1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718cm" svg:y1="17.699cm" svg:x2="16.418cm" svg:y2="17.699cm">
          <text:p/>
        </draw:line>
        <draw:line draw:style-name="gr2" draw:text-style-name="P1" draw:layer="layout" svg:x1="15.568cm" svg:y1="16.899cm" svg:x2="15.568cm" svg:y2="17.699cm">
          <text:p/>
        </draw:line>
        <draw:custom-shape draw:style-name="gr1" draw:text-style-name="P1" draw:layer="layout" svg:width="1.7cm" svg:height="1.6cm" svg:x="14.719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39" draw:id="id39" draw:layer="layout" svg:x1="14.719cm" svg:y1="17.7cm" svg:x2="16.419cm" svg:y2="17.7cm">
          <text:p/>
        </draw:line>
        <draw:line draw:style-name="gr2" draw:text-style-name="P1" draw:layer="layout" svg:x1="15.569cm" svg:y1="16.9cm" svg:x2="15.569cm" svg:y2="17.7cm">
          <text:p/>
        </draw:line>
        <draw:custom-shape draw:style-name="gr1" draw:text-style-name="P1" draw:layer="layout" svg:width="1.7cm" svg:height="1.6cm" svg:x="17.019cm" svg:y="1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019cm" svg:y1="17.699cm" svg:x2="18.719cm" svg:y2="17.699cm">
          <text:p/>
        </draw:line>
        <draw:line draw:style-name="gr2" draw:text-style-name="P1" draw:layer="layout" svg:x1="17.869cm" svg:y1="16.899cm" svg:x2="17.869cm" svg:y2="17.699cm">
          <text:p/>
        </draw:line>
        <draw:custom-shape draw:style-name="gr1" draw:text-style-name="P1" draw:layer="layout" svg:width="1.7cm" svg:height="1.6cm" svg:x="17.0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40" draw:id="id40" draw:layer="layout" svg:x1="17.02cm" svg:y1="17.7cm" svg:x2="18.72cm" svg:y2="17.7cm">
          <text:p/>
        </draw:line>
        <draw:line draw:style-name="gr2" draw:text-style-name="P1" draw:layer="layout" svg:x1="17.87cm" svg:y1="16.9cm" svg:x2="17.87cm" svg:y2="17.7cm">
          <text:p/>
        </draw:line>
        <draw:custom-shape draw:style-name="gr1" draw:text-style-name="P1" draw:layer="layout" svg:width="1.7cm" svg:height="1.6cm" svg:x="19.417cm" svg:y="1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417cm" svg:y1="17.699cm" svg:x2="21.117cm" svg:y2="17.699cm">
          <text:p/>
        </draw:line>
        <draw:line draw:style-name="gr2" draw:text-style-name="P1" draw:layer="layout" svg:x1="20.267cm" svg:y1="16.899cm" svg:x2="20.267cm" svg:y2="17.699cm">
          <text:p/>
        </draw:line>
        <draw:custom-shape draw:style-name="gr1" draw:text-style-name="P1" xml:id="id58" draw:id="id58" draw:layer="layout" svg:width="1.7cm" svg:height="1.6cm" svg:x="19.418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41" draw:id="id41" draw:layer="layout" svg:x1="19.418cm" svg:y1="17.7cm" svg:x2="21.118cm" svg:y2="17.7cm">
          <text:p/>
        </draw:line>
        <draw:line draw:style-name="gr2" draw:text-style-name="P1" draw:layer="layout" svg:x1="20.268cm" svg:y1="16.9cm" svg:x2="20.268cm" svg:y2="17.7cm">
          <text:p/>
        </draw:line>
        <draw:connector draw:style-name="gr4" draw:text-style-name="P1" draw:layer="layout" draw:type="line" svg:x1="16.419cm" svg:y1="17.7cm" svg:x2="17.02cm" svg:y2="17.7cm" draw:start-shape="id39" draw:start-glue-point="1" draw:end-shape="id40" draw:end-glue-point="3" svg:d="M16419 17700h601" svg:viewBox="0 0 602 1">
          <text:p/>
        </draw:connector>
        <draw:connector draw:style-name="gr4" draw:text-style-name="P1" draw:layer="layout" draw:type="line" svg:x1="18.72cm" svg:y1="17.7cm" svg:x2="19.418cm" svg:y2="17.7cm" draw:start-shape="id40" draw:start-glue-point="1" draw:end-shape="id41" draw:end-glue-point="3" svg:d="M18720 17700h698" svg:viewBox="0 0 699 1">
          <text:p/>
        </draw:connector>
        <draw:connector draw:style-name="gr4" draw:text-style-name="P1" draw:layer="layout" draw:type="line" svg:x1="13.918cm" svg:y1="17.701cm" svg:x2="14.719cm" svg:y2="17.7cm" draw:start-shape="id38" draw:start-glue-point="1" draw:end-shape="id39" draw:end-glue-point="3" svg:d="M13918 17701l801-1" svg:viewBox="0 0 802 2">
          <text:p/>
        </draw:connector>
        <draw:connector draw:style-name="gr4" draw:text-style-name="P1" draw:layer="layout" draw:type="line" svg:x1="6.669cm" svg:y1="15.601cm" svg:x2="9.82cm" svg:y2="14.503cm" draw:start-shape="id42" draw:start-glue-point="0" draw:end-shape="id32" draw:end-glue-point="3" svg:d="M6669 15601l3151-1098" svg:viewBox="0 0 3152 1099">
          <text:p/>
        </draw:connector>
        <draw:connector draw:style-name="gr4" draw:text-style-name="P1" draw:layer="layout" draw:type="line" svg:x1="6.669cm" svg:y1="17.201cm" svg:x2="9.82cm" svg:y2="17.701cm" draw:start-shape="id43" draw:start-glue-point="8" draw:end-shape="id44" svg:d="M6669 17201l3151 500" svg:viewBox="0 0 3152 501">
          <text:p/>
        </draw:connector>
        <draw:connector draw:style-name="gr4" draw:text-style-name="P1" draw:layer="layout" draw:type="line" svg:x1="21.118cm" svg:y1="14.502cm" svg:x2="21.867cm" svg:y2="15.335cm" draw:start-shape="id36" draw:start-glue-point="1" draw:end-shape="id45" draw:end-glue-point="5" svg:d="M21118 14502l749 833" svg:viewBox="0 0 750 834">
          <text:p/>
        </draw:connector>
        <draw:custom-shape draw:style-name="gr1" draw:text-style-name="P1" draw:layer="layout" svg:width="1.7cm" svg:height="1.6cm" svg:x="23.96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969cm" svg:y1="13.3cm" svg:x2="25.669cm" svg:y2="13.3cm">
          <text:p/>
        </draw:line>
        <draw:line draw:style-name="gr2" draw:text-style-name="P1" draw:layer="layout" svg:x1="24.819cm" svg:y1="12.5cm" svg:x2="24.819cm" svg:y2="13.3cm">
          <text:p/>
        </draw:line>
        <draw:custom-shape draw:style-name="gr1" draw:text-style-name="P1" draw:layer="layout" svg:width="1.7cm" svg:height="1.6cm" svg:x="23.97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46" draw:id="id46" draw:layer="layout" svg:x1="23.97cm" svg:y1="13.301cm" svg:x2="25.67cm" svg:y2="13.301cm">
          <text:p/>
        </draw:line>
        <draw:line draw:style-name="gr2" draw:text-style-name="P1" draw:layer="layout" svg:x1="24.82cm" svg:y1="12.501cm" svg:x2="24.82cm" svg:y2="13.301cm">
          <text:p/>
        </draw:line>
        <draw:custom-shape draw:style-name="gr1" draw:text-style-name="P1" draw:layer="layout" svg:width="1.7cm" svg:height="1.6cm" svg:x="26.367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.367cm" svg:y1="13.3cm" svg:x2="28.067cm" svg:y2="13.3cm">
          <text:p/>
        </draw:line>
        <draw:line draw:style-name="gr2" draw:text-style-name="P1" draw:layer="layout" svg:x1="27.217cm" svg:y1="12.5cm" svg:x2="27.217cm" svg:y2="13.3cm">
          <text:p/>
        </draw:line>
        <draw:custom-shape draw:style-name="gr1" draw:text-style-name="P1" draw:layer="layout" svg:width="1.7cm" svg:height="1.6cm" svg:x="26.368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47" draw:id="id47" draw:layer="layout" svg:x1="26.368cm" svg:y1="13.301cm" svg:x2="28.068cm" svg:y2="13.301cm">
          <text:p/>
        </draw:line>
        <draw:line draw:style-name="gr2" draw:text-style-name="P1" draw:layer="layout" svg:x1="27.218cm" svg:y1="12.501cm" svg:x2="27.218cm" svg:y2="13.301cm">
          <text:p/>
        </draw:line>
        <draw:connector draw:style-name="gr4" draw:text-style-name="P1" draw:layer="layout" draw:type="line" svg:x1="25.67cm" svg:y1="13.301cm" svg:x2="26.368cm" svg:y2="13.301cm" draw:start-shape="id46" draw:start-glue-point="1" draw:end-shape="id47" draw:end-glue-point="3" svg:d="M25670 13301h698" svg:viewBox="0 0 699 1">
          <text:p/>
        </draw:connector>
        <draw:custom-shape draw:style-name="gr1" draw:text-style-name="P1" draw:layer="layout" svg:width="1.7cm" svg:height="1.6cm" svg:x="28.868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.868cm" svg:y1="13.299cm" svg:x2="30.568cm" svg:y2="13.299cm">
          <text:p/>
        </draw:line>
        <draw:line draw:style-name="gr2" draw:text-style-name="P1" draw:layer="layout" svg:x1="29.718cm" svg:y1="12.499cm" svg:x2="29.718cm" svg:y2="13.299cm">
          <text:p/>
        </draw:line>
        <draw:custom-shape draw:style-name="gr1" draw:text-style-name="P1" draw:layer="layout" svg:width="1.7cm" svg:height="1.6cm" svg:x="28.86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48" draw:id="id48" draw:layer="layout" svg:x1="28.869cm" svg:y1="13.3cm" svg:x2="30.569cm" svg:y2="13.3cm">
          <text:p/>
        </draw:line>
        <draw:line draw:style-name="gr2" draw:text-style-name="P1" draw:layer="layout" svg:x1="29.719cm" svg:y1="12.5cm" svg:x2="29.719cm" svg:y2="13.3cm">
          <text:p/>
        </draw:line>
        <draw:custom-shape draw:style-name="gr1" draw:text-style-name="P1" draw:layer="layout" svg:width="1.7cm" svg:height="1.6cm" svg:x="31.169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169cm" svg:y1="13.299cm" svg:x2="32.869cm" svg:y2="13.299cm">
          <text:p/>
        </draw:line>
        <draw:line draw:style-name="gr2" draw:text-style-name="P1" draw:layer="layout" svg:x1="32.019cm" svg:y1="12.499cm" svg:x2="32.019cm" svg:y2="13.299cm">
          <text:p/>
        </draw:line>
        <draw:custom-shape draw:style-name="gr1" draw:text-style-name="P1" draw:layer="layout" svg:width="1.7cm" svg:height="1.6cm" svg:x="31.17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49" draw:id="id49" draw:layer="layout" svg:x1="31.17cm" svg:y1="13.3cm" svg:x2="32.87cm" svg:y2="13.3cm">
          <text:p/>
        </draw:line>
        <draw:line draw:style-name="gr2" draw:text-style-name="P1" draw:layer="layout" svg:x1="32.02cm" svg:y1="12.5cm" svg:x2="32.02cm" svg:y2="13.3cm">
          <text:p/>
        </draw:line>
        <draw:custom-shape draw:style-name="gr1" draw:text-style-name="P1" draw:layer="layout" svg:width="1.7cm" svg:height="1.6cm" svg:x="33.567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3.567cm" svg:y1="13.299cm" svg:x2="35.267cm" svg:y2="13.299cm">
          <text:p/>
        </draw:line>
        <draw:line draw:style-name="gr2" draw:text-style-name="P1" draw:layer="layout" svg:x1="34.417cm" svg:y1="12.499cm" svg:x2="34.417cm" svg:y2="13.299cm">
          <text:p/>
        </draw:line>
        <draw:custom-shape draw:style-name="gr1" draw:text-style-name="P1" xml:id="id54" draw:id="id54" draw:layer="layout" svg:width="1.7cm" svg:height="1.6cm" svg:x="33.56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50" draw:id="id50" draw:layer="layout" svg:x1="33.568cm" svg:y1="13.3cm" svg:x2="35.268cm" svg:y2="13.3cm">
          <text:p/>
        </draw:line>
        <draw:line draw:style-name="gr2" draw:text-style-name="P1" draw:layer="layout" svg:x1="34.418cm" svg:y1="12.5cm" svg:x2="34.418cm" svg:y2="13.3cm">
          <text:p/>
        </draw:line>
        <draw:connector draw:style-name="gr4" draw:text-style-name="P1" draw:layer="layout" draw:type="line" svg:x1="30.569cm" svg:y1="13.3cm" svg:x2="31.17cm" svg:y2="13.3cm" draw:start-shape="id48" draw:start-glue-point="1" draw:end-shape="id49" draw:end-glue-point="3" svg:d="M30569 13300h601" svg:viewBox="0 0 602 1">
          <text:p/>
        </draw:connector>
        <draw:connector draw:style-name="gr4" draw:text-style-name="P1" draw:layer="layout" draw:type="line" svg:x1="32.87cm" svg:y1="13.3cm" svg:x2="33.568cm" svg:y2="13.3cm" draw:start-shape="id49" draw:start-glue-point="1" draw:end-shape="id50" draw:end-glue-point="3" svg:d="M32870 13300h698" svg:viewBox="0 0 699 1">
          <text:p/>
        </draw:connector>
        <draw:connector draw:style-name="gr4" draw:text-style-name="P1" draw:layer="layout" draw:type="line" svg:x1="28.068cm" svg:y1="13.301cm" svg:x2="28.869cm" svg:y2="13.3cm" draw:start-shape="id47" draw:start-glue-point="1" draw:end-shape="id48" draw:end-glue-point="3" svg:d="M28068 13301l801-1" svg:viewBox="0 0 802 2">
          <text:p/>
        </draw:connector>
        <draw:custom-shape draw:style-name="gr1" draw:text-style-name="P1" draw:layer="layout" svg:width="1.7cm" svg:height="1.6cm" svg:x="23.968cm" svg:y="1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968cm" svg:y1="15.902cm" svg:x2="25.668cm" svg:y2="15.902cm">
          <text:p/>
        </draw:line>
        <draw:line draw:style-name="gr2" draw:text-style-name="P1" draw:layer="layout" svg:x1="24.818cm" svg:y1="15.102cm" svg:x2="24.818cm" svg:y2="15.902cm">
          <text:p/>
        </draw:line>
        <draw:custom-shape draw:style-name="gr1" draw:text-style-name="P1" xml:id="id56" draw:id="id56" draw:layer="layout" svg:width="1.7cm" svg:height="1.6cm" svg:x="23.969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69" draw:id="id69" draw:layer="layout" svg:x1="23.969cm" svg:y1="15.903cm" svg:x2="25.669cm" svg:y2="15.903cm">
          <text:p/>
        </draw:line>
        <draw:line draw:style-name="gr2" draw:text-style-name="P1" draw:layer="layout" svg:x1="24.819cm" svg:y1="15.103cm" svg:x2="24.819cm" svg:y2="15.903cm">
          <text:p/>
        </draw:line>
        <draw:custom-shape draw:style-name="gr1" draw:text-style-name="P1" draw:layer="layout" svg:width="1.7cm" svg:height="1.6cm" svg:x="26.366cm" svg:y="1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.366cm" svg:y1="15.902cm" svg:x2="28.066cm" svg:y2="15.902cm">
          <text:p/>
        </draw:line>
        <draw:line draw:style-name="gr2" draw:text-style-name="P1" draw:layer="layout" svg:x1="27.216cm" svg:y1="15.102cm" svg:x2="27.216cm" svg:y2="15.902cm">
          <text:p/>
        </draw:line>
        <draw:custom-shape draw:style-name="gr1" draw:text-style-name="P1" draw:layer="layout" svg:width="1.7cm" svg:height="1.6cm" svg:x="26.367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68" draw:id="id68" draw:layer="layout" svg:x1="26.367cm" svg:y1="15.903cm" svg:x2="28.067cm" svg:y2="15.903cm">
          <text:p/>
        </draw:line>
        <draw:line draw:style-name="gr2" draw:text-style-name="P1" draw:layer="layout" svg:x1="27.217cm" svg:y1="15.103cm" svg:x2="27.217cm" svg:y2="15.903cm">
          <text:p/>
        </draw:line>
        <draw:custom-shape draw:style-name="gr1" draw:text-style-name="P1" draw:layer="layout" svg:width="1.7cm" svg:height="1.6cm" svg:x="28.867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.867cm" svg:y1="15.901cm" svg:x2="30.567cm" svg:y2="15.901cm">
          <text:p/>
        </draw:line>
        <draw:line draw:style-name="gr2" draw:text-style-name="P1" draw:layer="layout" svg:x1="29.717cm" svg:y1="15.101cm" svg:x2="29.717cm" svg:y2="15.901cm">
          <text:p/>
        </draw:line>
        <draw:custom-shape draw:style-name="gr1" draw:text-style-name="P1" draw:layer="layout" svg:width="1.7cm" svg:height="1.6cm" svg:x="28.868cm" svg:y="1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67" draw:id="id67" draw:layer="layout" svg:x1="28.868cm" svg:y1="15.902cm" svg:x2="30.568cm" svg:y2="15.902cm">
          <text:p/>
        </draw:line>
        <draw:line draw:style-name="gr2" draw:text-style-name="P1" draw:layer="layout" svg:x1="29.718cm" svg:y1="15.102cm" svg:x2="29.718cm" svg:y2="15.902cm">
          <text:p/>
        </draw:line>
        <draw:custom-shape draw:style-name="gr1" draw:text-style-name="P1" draw:layer="layout" svg:width="1.7cm" svg:height="1.6cm" svg:x="31.168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168cm" svg:y1="15.901cm" svg:x2="32.868cm" svg:y2="15.901cm">
          <text:p/>
        </draw:line>
        <draw:line draw:style-name="gr2" draw:text-style-name="P1" draw:layer="layout" svg:x1="32.018cm" svg:y1="15.101cm" svg:x2="32.018cm" svg:y2="15.901cm">
          <text:p/>
        </draw:line>
        <draw:custom-shape draw:style-name="gr1" draw:text-style-name="P1" draw:layer="layout" svg:width="1.7cm" svg:height="1.6cm" svg:x="31.169cm" svg:y="1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66" draw:id="id66" draw:layer="layout" svg:x1="31.169cm" svg:y1="15.902cm" svg:x2="32.869cm" svg:y2="15.902cm">
          <text:p/>
        </draw:line>
        <draw:line draw:style-name="gr2" draw:text-style-name="P1" draw:layer="layout" svg:x1="32.019cm" svg:y1="15.102cm" svg:x2="32.019cm" svg:y2="15.902cm">
          <text:p/>
        </draw:line>
        <draw:custom-shape draw:style-name="gr1" draw:text-style-name="P1" draw:layer="layout" svg:width="1.7cm" svg:height="1.6cm" svg:x="33.566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3.566cm" svg:y1="15.901cm" svg:x2="35.266cm" svg:y2="15.901cm">
          <text:p/>
        </draw:line>
        <draw:line draw:style-name="gr2" draw:text-style-name="P1" draw:layer="layout" svg:x1="34.416cm" svg:y1="15.101cm" svg:x2="34.416cm" svg:y2="15.901cm">
          <text:p/>
        </draw:line>
        <draw:custom-shape draw:style-name="gr1" draw:text-style-name="P1" draw:layer="layout" svg:width="1.7cm" svg:height="1.6cm" svg:x="33.567cm" svg:y="1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65" draw:id="id65" draw:layer="layout" svg:x1="33.567cm" svg:y1="15.902cm" svg:x2="35.267cm" svg:y2="15.902cm">
          <text:p/>
        </draw:line>
        <draw:line draw:style-name="gr2" draw:text-style-name="P1" xml:id="id55" draw:id="id55" draw:layer="layout" svg:x1="34.417cm" svg:y1="15.102cm" svg:x2="34.417cm" svg:y2="15.902cm">
          <text:p/>
        </draw:line>
        <draw:custom-shape draw:style-name="gr1" draw:text-style-name="P1" draw:layer="layout" svg:width="1.7cm" svg:height="1.6cm" svg:x="23.96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968cm" svg:y1="18.9cm" svg:x2="25.668cm" svg:y2="18.9cm">
          <text:p/>
        </draw:line>
        <draw:line draw:style-name="gr2" draw:text-style-name="P1" draw:layer="layout" svg:x1="24.818cm" svg:y1="18.1cm" svg:x2="24.818cm" svg:y2="18.9cm">
          <text:p/>
        </draw:line>
        <draw:custom-shape draw:style-name="gr1" draw:text-style-name="P1" draw:layer="layout" svg:width="1.7cm" svg:height="1.6cm" svg:x="23.969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51" draw:id="id51" draw:layer="layout" svg:x1="23.969cm" svg:y1="18.901cm" svg:x2="25.669cm" svg:y2="18.901cm">
          <text:p/>
        </draw:line>
        <draw:line draw:style-name="gr2" draw:text-style-name="P1" xml:id="id57" draw:id="id57" draw:layer="layout" svg:x1="24.819cm" svg:y1="18.101cm" svg:x2="24.819cm" svg:y2="18.901cm">
          <text:p/>
        </draw:line>
        <draw:custom-shape draw:style-name="gr1" draw:text-style-name="P1" draw:layer="layout" svg:width="1.7cm" svg:height="1.6cm" svg:x="26.366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.366cm" svg:y1="18.9cm" svg:x2="28.066cm" svg:y2="18.9cm">
          <text:p/>
        </draw:line>
        <draw:line draw:style-name="gr2" draw:text-style-name="P1" draw:layer="layout" svg:x1="27.216cm" svg:y1="18.1cm" svg:x2="27.216cm" svg:y2="18.9cm">
          <text:p/>
        </draw:line>
        <draw:custom-shape draw:style-name="gr1" draw:text-style-name="P1" draw:layer="layout" svg:width="1.7cm" svg:height="1.6cm" svg:x="26.367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52" draw:id="id52" draw:layer="layout" svg:x1="26.367cm" svg:y1="18.901cm" svg:x2="28.067cm" svg:y2="18.901cm">
          <text:p/>
        </draw:line>
        <draw:line draw:style-name="gr2" draw:text-style-name="P1" draw:layer="layout" svg:x1="27.217cm" svg:y1="18.101cm" svg:x2="27.217cm" svg:y2="18.901cm">
          <text:p/>
        </draw:line>
        <draw:connector draw:style-name="gr4" draw:text-style-name="P1" draw:layer="layout" draw:type="line" svg:x1="25.669cm" svg:y1="18.901cm" svg:x2="26.367cm" svg:y2="18.901cm" draw:start-shape="id51" draw:start-glue-point="1" draw:end-shape="id52" draw:end-glue-point="3" svg:d="M25669 18901h698" svg:viewBox="0 0 699 1">
          <text:p/>
        </draw:connector>
        <draw:custom-shape draw:style-name="gr1" draw:text-style-name="P1" draw:layer="layout" svg:width="1.7cm" svg:height="1.6cm" svg:x="28.867cm" svg:y="1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.867cm" svg:y1="18.899cm" svg:x2="30.567cm" svg:y2="18.899cm">
          <text:p/>
        </draw:line>
        <draw:line draw:style-name="gr2" draw:text-style-name="P1" draw:layer="layout" svg:x1="29.717cm" svg:y1="18.099cm" svg:x2="29.717cm" svg:y2="18.899cm">
          <text:p/>
        </draw:line>
        <draw:custom-shape draw:style-name="gr1" draw:text-style-name="P1" draw:layer="layout" svg:width="1.7cm" svg:height="1.6cm" svg:x="28.86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53" draw:id="id53" draw:layer="layout" svg:x1="28.868cm" svg:y1="18.9cm" svg:x2="30.568cm" svg:y2="18.9cm">
          <text:p/>
        </draw:line>
        <draw:line draw:style-name="gr2" draw:text-style-name="P1" draw:layer="layout" svg:x1="29.718cm" svg:y1="18.1cm" svg:x2="29.718cm" svg:y2="18.9cm">
          <text:p/>
        </draw:line>
        <draw:connector draw:style-name="gr4" draw:text-style-name="P1" draw:layer="layout" draw:type="line" svg:x1="28.067cm" svg:y1="18.901cm" svg:x2="28.868cm" svg:y2="18.9cm" draw:start-shape="id52" draw:start-glue-point="1" draw:end-shape="id53" draw:end-glue-point="3" svg:d="M28067 18901l801-1" svg:viewBox="0 0 802 2">
          <text:p/>
        </draw:connector>
        <draw:connector draw:style-name="gr4" draw:text-style-name="P1" draw:layer="layout" draw:type="line" svg:x1="23.069cm" svg:y1="15.335cm" svg:x2="23.97cm" svg:y2="13.301cm" draw:start-shape="id45" draw:start-glue-point="11" draw:end-shape="id46" draw:end-glue-point="3" svg:d="M23069 15335l901-2034" svg:viewBox="0 0 902 2035">
          <text:p/>
        </draw:connector>
        <draw:connector draw:style-name="gr4" draw:text-style-name="P1" draw:layer="layout" draw:type="line" svg:x1="34.418cm" svg:y1="14.1cm" svg:x2="34.417cm" svg:y2="15.102cm" draw:start-shape="id54" draw:start-glue-point="8" draw:end-shape="id55" draw:end-glue-point="0" svg:d="M34418 14100l-1 1002" svg:viewBox="0 0 2 1003">
          <text:p/>
        </draw:connector>
        <draw:connector draw:style-name="gr4" draw:text-style-name="P1" draw:layer="layout" draw:type="line" svg:x1="24.819cm" svg:y1="16.703cm" svg:x2="24.819cm" svg:y2="18.101cm" draw:start-shape="id56" draw:start-glue-point="8" draw:end-shape="id57" draw:end-glue-point="0" svg:d="M24819 16703v1398" svg:viewBox="0 0 1 1399">
          <text:p/>
        </draw:connector>
        <draw:custom-shape draw:style-name="gr1" draw:text-style-name="P1" draw:layer="layout" svg:width="1.7cm" svg:height="1.6cm" svg:x="21.61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617cm" svg:y1="15.9cm" svg:x2="23.317cm" svg:y2="15.9cm">
          <text:p/>
        </draw:line>
        <draw:line draw:style-name="gr2" draw:text-style-name="P1" draw:layer="layout" svg:x1="22.467cm" svg:y1="15.1cm" svg:x2="22.467cm" svg:y2="15.9cm">
          <text:p/>
        </draw:line>
        <draw:custom-shape draw:style-name="gr1" draw:text-style-name="P1" xml:id="id45" draw:id="id45" draw:layer="layout" svg:width="1.7cm" svg:height="1.6cm" svg:x="21.618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618cm" svg:y1="15.901cm" svg:x2="23.318cm" svg:y2="15.901cm">
          <text:p/>
        </draw:line>
        <draw:line draw:style-name="gr2" draw:text-style-name="P1" draw:layer="layout" svg:x1="22.468cm" svg:y1="15.101cm" svg:x2="22.468cm" svg:y2="15.901cm">
          <text:p/>
        </draw:line>
        <draw:connector draw:style-name="gr4" draw:text-style-name="P1" draw:layer="layout" draw:type="line" svg:x1="20.869cm" svg:y1="17.134cm" svg:x2="21.867cm" svg:y2="16.467cm" draw:start-shape="id58" draw:start-glue-point="11" draw:end-shape="id45" draw:end-glue-point="7" svg:d="M20869 17134l998-667" svg:viewBox="0 0 999 668">
          <text:p/>
        </draw:connector>
        <draw:frame draw:style-name="gr6" draw:text-style-name="P2" draw:layer="layout" svg:width="1.6cm" svg:height="1.2cm" svg:x="7.918cm" svg:y="7cm">
          <draw:text-box>
            <text:p><text:span text:style-name="T1">4 <text:s text:c="3"/>4</text:span></text:p>
            <text:p><text:span text:style-name="T1"><text:s text:c="3"/></text:span><text:span text:style-name="T1">1</text:span></text:p>
          </draw:text-box>
        </draw:frame>
        <draw:frame draw:style-name="gr6" draw:text-style-name="P2" draw:layer="layout" svg:width="1.6cm" svg:height="1.2cm" svg:x="10.418cm" svg:y="7cm">
          <draw:text-box>
            <text:p><text:span text:style-name="T1">8 <text:s text:c="2"/>8 <text:s text:c="3"/></text:span></text:p>
            <text:p><text:span text:style-name="T1"><text:s text:c="3"/></text:span><text:span text:style-name="T1">2</text:span></text:p>
          </draw:text-box>
        </draw:frame>
        <draw:frame draw:style-name="gr6" draw:text-style-name="P2" draw:layer="layout" svg:width="1.6cm" svg:height="1.2cm" svg:x="12.418cm" svg:y="5.3cm">
          <draw:text-box>
            <text:p><text:span text:style-name="T1"><text:s/></text:span><text:span text:style-name="T1">12 <text:s/>12 </text:span></text:p>
            <text:p><text:span text:style-name="T1"><text:s text:c="5"/></text:span><text:span text:style-name="T1">3</text:span></text:p>
          </draw:text-box>
        </draw:frame>
        <draw:frame draw:style-name="gr7" draw:text-style-name="P2" draw:layer="layout" svg:width="1.6cm" svg:height="1.4cm" svg:x="12.318cm" svg:y="8.5cm">
          <draw:text-box>
            <text:p><text:span text:style-name="T1"><text:s/></text:span><text:span text:style-name="T1">12 <text:s/>12 </text:span></text:p>
            <text:p><text:span text:style-name="T1"><text:s text:c="5"/></text:span><text:span text:style-name="T1">4</text:span></text:p>
          </draw:text-box>
        </draw:frame>
        <draw:frame draw:style-name="gr6" draw:text-style-name="P2" draw:layer="layout" svg:width="1.6cm" svg:height="1.2cm" svg:x="14.318cm" svg:y="7cm">
          <draw:text-box>
            <text:p><text:span text:style-name="T1">16 <text:s/>16 <text:s/></text:span></text:p>
            <text:p><text:span text:style-name="T1"><text:s text:c="3"/></text:span><text:span text:style-name="T1">5</text:span></text:p>
          </draw:text-box>
        </draw:frame>
        <draw:frame draw:style-name="gr6" draw:text-style-name="P2" draw:layer="layout" svg:width="1.6cm" svg:height="1.2cm" svg:x="17.018cm" svg:y="4.5cm">
          <draw:text-box>
            <text:p><text:span text:style-name="T1">19 <text:s/>19</text:span></text:p>
            <text:p><text:span text:style-name="T1"><text:s text:c="3"/></text:span><text:span text:style-name="T1">6</text:span></text:p>
          </draw:text-box>
        </draw:frame>
        <draw:frame draw:style-name="gr6" draw:text-style-name="P2" draw:layer="layout" svg:width="1.6cm" svg:height="1.2cm" svg:x="17.018cm" svg:y="7cm">
          <draw:text-box>
            <text:p><text:span text:style-name="T1">19 <text:s/>19 <text:s/></text:span></text:p>
            <text:p><text:span text:style-name="T1"><text:s text:c="3"/></text:span><text:span text:style-name="T1">7</text:span></text:p>
          </draw:text-box>
        </draw:frame>
        <draw:frame draw:style-name="gr6" draw:text-style-name="P2" draw:layer="layout" svg:width="1.6cm" svg:height="1.2cm" svg:x="17.018cm" svg:y="9.4cm">
          <draw:text-box>
            <text:p><text:span text:style-name="T1">19 <text:s/>19 </text:span></text:p>
            <text:p><text:span text:style-name="T1"><text:s text:c="3"/></text:span><text:span text:style-name="T1">8</text:span></text:p>
          </draw:text-box>
        </draw:frame>
        <draw:frame draw:style-name="gr6" draw:text-style-name="P2" draw:layer="layout" svg:width="1.6cm" svg:height="1.2cm" svg:x="19.318cm" svg:y="4.5cm">
          <draw:text-box>
            <text:p><text:span text:style-name="T1">22 <text:s/>22</text:span></text:p>
            <text:p><text:span text:style-name="T1"><text:s text:c="3"/></text:span><text:span text:style-name="T1">9</text:span></text:p>
          </draw:text-box>
        </draw:frame>
        <draw:frame draw:style-name="gr6" draw:text-style-name="P2" draw:layer="layout" svg:width="1.6cm" svg:height="1.2cm" svg:x="19.318cm" svg:y="7cm">
          <draw:text-box>
            <text:p><text:span text:style-name="T1">22 <text:s/>22</text:span></text:p>
            <text:p><text:span text:style-name="T1"><text:s text:c="3"/></text:span><text:span text:style-name="T1">10</text:span></text:p>
          </draw:text-box>
        </draw:frame>
        <draw:frame draw:style-name="gr6" draw:text-style-name="P2" draw:layer="layout" svg:width="1.6cm" svg:height="1.2cm" svg:x="19.318cm" svg:y="9.4cm">
          <draw:text-box>
            <text:p><text:span text:style-name="T1">22 <text:s/>22 <text:s/></text:span></text:p>
            <text:p><text:span text:style-name="T1"><text:s text:c="3"/></text:span><text:span text:style-name="T1">12</text:span></text:p>
          </draw:text-box>
        </draw:frame>
        <draw:frame draw:style-name="gr6" draw:text-style-name="P2" draw:layer="layout" svg:width="1.6cm" svg:height="1.2cm" svg:x="21.718cm" svg:y="4.5cm">
          <draw:text-box>
            <text:p><text:span text:style-name="T1">25 <text:s/>25 </text:span></text:p>
            <text:p><text:span text:style-name="T1"><text:s text:c="3"/></text:span><text:span text:style-name="T1">12</text:span></text:p>
          </draw:text-box>
        </draw:frame>
        <draw:frame draw:style-name="gr6" draw:text-style-name="P2" draw:layer="layout" svg:width="1.6cm" svg:height="1.2cm" svg:x="21.718cm" svg:y="7cm">
          <draw:text-box>
            <text:p><text:span text:style-name="T1">25 <text:s/>25 <text:s/></text:span></text:p>
            <text:p><text:span text:style-name="T1"><text:s text:c="3"/></text:span><text:span text:style-name="T1">13</text:span></text:p>
          </draw:text-box>
        </draw:frame>
        <draw:frame draw:style-name="gr6" draw:text-style-name="P2" draw:layer="layout" svg:width="1.6cm" svg:height="1.2cm" svg:x="21.718cm" svg:y="9.4cm">
          <draw:text-box>
            <text:p><text:span text:style-name="T1">25 <text:s/>25</text:span></text:p>
            <text:p><text:span text:style-name="T1"><text:s text:c="3"/></text:span><text:span text:style-name="T1">14</text:span></text:p>
          </draw:text-box>
        </draw:frame>
        <draw:frame draw:style-name="gr6" draw:text-style-name="P2" draw:layer="layout" svg:width="1.6cm" svg:height="1.2cm" svg:x="24.442cm" svg:y="6.956cm">
          <draw:text-box>
            <text:p><text:span text:style-name="T1">28 <text:s/>28 <text:s/></text:span></text:p>
            <text:p><text:span text:style-name="T1"><text:s text:c="3"/></text:span><text:span text:style-name="T1">15</text:span></text:p>
          </draw:text-box>
        </draw:frame>
        <draw:frame draw:style-name="gr6" draw:text-style-name="P2" draw:layer="layout" svg:width="1.6cm" svg:height="1.2cm" svg:x="26.518cm" svg:y="4.7cm">
          <draw:text-box>
            <text:p><text:span text:style-name="T1">32 <text:s text:c="2"/>32 </text:span></text:p>
            <text:p><text:span text:style-name="T1"><text:s text:c="3"/></text:span><text:span text:style-name="T1">16</text:span></text:p>
          </draw:text-box>
        </draw:frame>
        <draw:frame draw:style-name="gr6" draw:text-style-name="P2" draw:layer="layout" svg:width="1.6cm" svg:height="1.2cm" svg:x="27.921cm" svg:y="9.424cm">
          <draw:text-box>
            <text:p><text:span text:style-name="T1">32 <text:s/>36</text:span></text:p>
            <text:p><text:span text:style-name="T1"><text:s text:c="3"/></text:span><text:span text:style-name="T1">17</text:span></text:p>
          </draw:text-box>
        </draw:frame>
        <draw:frame draw:style-name="gr6" draw:text-style-name="P2" draw:layer="layout" svg:width="1.6cm" svg:height="1.2cm" svg:x="28.818cm" svg:y="4.7cm">
          <draw:text-box>
            <text:p><text:span text:style-name="T1">36 <text:s text:c="2"/>36</text:span></text:p>
            <text:p><text:span text:style-name="T1"><text:s text:c="3"/></text:span><text:span text:style-name="T1">18</text:span></text:p>
          </draw:text-box>
        </draw:frame>
        <draw:frame draw:style-name="gr6" draw:text-style-name="P2" draw:layer="layout" svg:width="1.6cm" svg:height="1.2cm" svg:x="30.218cm" svg:y="9.4cm">
          <draw:text-box>
            <text:p><text:span text:style-name="T1">36 <text:s text:c="2"/>40</text:span></text:p>
            <text:p><text:span text:style-name="T1"><text:s text:c="3"/></text:span><text:span text:style-name="T1">19</text:span></text:p>
          </draw:text-box>
        </draw:frame>
        <draw:frame draw:style-name="gr6" draw:text-style-name="P2" draw:layer="layout" svg:width="1.6cm" svg:height="1.2cm" svg:x="32.818cm" svg:y="9.4cm">
          <draw:text-box>
            <text:p><text:span text:style-name="T1">40 <text:s/>44 </text:span></text:p>
            <text:p><text:span text:style-name="T1"><text:s text:c="3"/></text:span><text:span text:style-name="T1">21</text:span></text:p>
          </draw:text-box>
        </draw:frame>
        <draw:frame draw:style-name="gr6" draw:text-style-name="P2" draw:layer="layout" svg:width="1.6cm" svg:height="1.2cm" svg:x="31.218cm" svg:y="4.7cm">
          <draw:text-box>
            <text:p><text:span text:style-name="T1">40 <text:s text:c="2"/>40</text:span></text:p>
            <text:p><text:span text:style-name="T1"><text:s text:c="3"/></text:span><text:span text:style-name="T1">20</text:span></text:p>
          </draw:text-box>
        </draw:frame>
        <draw:frame draw:style-name="gr6" draw:text-style-name="P2" draw:layer="layout" svg:width="1.6cm" svg:height="1.2cm" svg:x="33.718cm" svg:y="4.7cm">
          <draw:text-box>
            <text:p><text:span text:style-name="T1">44 <text:s text:c="2"/>44</text:span></text:p>
            <text:p><text:span text:style-name="T1"><text:s text:c="3"/></text:span><text:span text:style-name="T1">22</text:span></text:p>
          </draw:text-box>
        </draw:frame>
        <draw:frame draw:style-name="gr6" draw:text-style-name="P2" draw:layer="layout" svg:width="1.6cm" svg:height="1.2cm" svg:x="35.018cm" svg:y="9.4cm">
          <draw:text-box>
            <text:p><text:span text:style-name="T1">44 <text:s text:c="2"/>48</text:span></text:p>
            <text:p><text:span text:style-name="T1"><text:s text:c="3"/></text:span><text:span text:style-name="T1">23</text:span></text:p>
          </draw:text-box>
        </draw:frame>
        <draw:frame draw:style-name="gr6" draw:text-style-name="P2" draw:layer="layout" svg:width="1.6cm" svg:height="1.2cm" svg:x="36.018cm" svg:y="4.7cm">
          <draw:text-box>
            <text:p><text:span text:style-name="T1">48 <text:s text:c="2"/>48</text:span></text:p>
            <text:p><text:span text:style-name="T1"><text:s text:c="3"/></text:span><text:span text:style-name="T1">24</text:span></text:p>
          </draw:text-box>
        </draw:frame>
        <draw:frame draw:style-name="gr6" draw:text-style-name="P2" draw:layer="layout" svg:width="1.6cm" svg:height="1.2cm" svg:x="37.418cm" svg:y="9.4cm">
          <draw:text-box>
            <text:p><text:span text:style-name="T1">48 <text:s text:c="2"/>52</text:span></text:p>
            <text:p><text:span text:style-name="T1"><text:s text:c="3"/></text:span><text:span text:style-name="T1">25</text:span></text:p>
          </draw:text-box>
        </draw:frame>
        <draw:frame draw:style-name="gr6" draw:text-style-name="P2" draw:layer="layout" svg:width="1.6cm" svg:height="1.2cm" svg:x="38.418cm" svg:y="4.7cm">
          <draw:text-box>
            <text:p><text:span text:style-name="T1">52 <text:s text:c="2"/>52</text:span></text:p>
            <text:p><text:span text:style-name="T1"><text:s text:c="3"/></text:span><text:span text:style-name="T1">26</text:span></text:p>
          </draw:text-box>
        </draw:frame>
        <draw:frame draw:style-name="gr6" draw:text-style-name="P2" draw:layer="layout" svg:width="1.6cm" svg:height="1.2cm" svg:x="5.919cm" svg:y="15.901cm">
          <draw:text-box>
            <text:p><text:span text:style-name="T1">56 <text:s/>56</text:span></text:p>
            <text:p><text:span text:style-name="T1"><text:s text:c="3"/></text:span><text:span text:style-name="T1">27</text:span></text:p>
          </draw:text-box>
        </draw:frame>
        <draw:frame draw:style-name="gr6" draw:text-style-name="P2" draw:layer="layout" svg:width="1.6cm" svg:height="1.2cm" svg:x="9.918cm" svg:y="14.001cm">
          <draw:text-box>
            <text:p><text:span text:style-name="T1">60 <text:s/>60</text:span></text:p>
            <text:p><text:span text:style-name="T1"><text:s text:c="3"/></text:span><text:span text:style-name="T1">28</text:span></text:p>
          </draw:text-box>
        </draw:frame>
        <draw:frame draw:style-name="gr6" draw:text-style-name="P2" draw:layer="layout" svg:width="1.6cm" svg:height="1.2cm" svg:x="9.918cm" svg:y="17.201cm">
          <draw:text-box>
            <text:p><text:span text:style-name="T1">60 <text:s/>60</text:span></text:p>
            <text:p><text:span text:style-name="T1"><text:s text:c="3"/></text:span><text:span text:style-name="T1">29</text:span></text:p>
          </draw:text-box>
        </draw:frame>
        <draw:frame draw:style-name="gr6" draw:text-style-name="P2" draw:layer="layout" svg:width="1.6cm" svg:height="1.2cm" svg:x="12.318cm" svg:y="14.001cm">
          <draw:text-box>
            <text:p><text:span text:style-name="T1">64 <text:s/>64</text:span></text:p>
            <text:p><text:span text:style-name="T1"><text:s text:c="3"/></text:span><text:span text:style-name="T1">30</text:span></text:p>
          </draw:text-box>
        </draw:frame>
        <draw:frame draw:style-name="gr6" draw:text-style-name="P2" draw:layer="layout" svg:width="1.6cm" svg:height="1.2cm" svg:x="12.318cm" svg:y="17.201cm">
          <draw:text-box>
            <text:p><text:span text:style-name="T1">64 <text:s/>64</text:span></text:p>
            <text:p><text:span text:style-name="T1"><text:s text:c="3"/></text:span><text:span text:style-name="T1">31</text:span></text:p>
          </draw:text-box>
        </draw:frame>
        <draw:frame draw:style-name="gr6" draw:text-style-name="P2" draw:layer="layout" svg:width="1.6cm" svg:height="1.2cm" svg:x="14.794cm" svg:y="17.201cm">
          <draw:text-box>
            <text:p><text:span text:style-name="T1">68 <text:s/>68</text:span></text:p>
            <text:p><text:span text:style-name="T1"><text:s text:c="3"/></text:span><text:span text:style-name="T1">33</text:span></text:p>
          </draw:text-box>
        </draw:frame>
        <draw:frame draw:style-name="gr6" draw:text-style-name="P2" draw:layer="layout" svg:width="1.6cm" svg:height="1.2cm" svg:x="14.818cm" svg:y="14.001cm">
          <draw:text-box>
            <text:p><text:span text:style-name="T1">68 <text:s/>68</text:span></text:p>
            <text:p><text:span text:style-name="T1"><text:s text:c="3"/></text:span><text:span text:style-name="T1">32</text:span></text:p>
          </draw:text-box>
        </draw:frame>
        <draw:frame draw:style-name="gr6" draw:text-style-name="P2" draw:layer="layout" svg:width="1.6cm" svg:height="1.2cm" svg:x="17.018cm" svg:y="14.001cm">
          <draw:text-box>
            <text:p><text:span text:style-name="T1"><text:s/></text:span><text:span text:style-name="T1">72 <text:s/>72</text:span></text:p>
            <text:p><text:span text:style-name="T1"><text:s text:c="4"/></text:span><text:span text:style-name="T1">34</text:span></text:p>
          </draw:text-box>
        </draw:frame>
        <draw:frame draw:style-name="gr6" draw:text-style-name="P2" draw:layer="layout" svg:width="1.6cm" svg:height="1.2cm" svg:x="17.018cm" svg:y="17.201cm">
          <draw:text-box>
            <text:p><text:span text:style-name="T1">72 <text:s text:c="2"/>72</text:span></text:p>
            <text:p><text:span text:style-name="T1"><text:s text:c="4"/></text:span><text:span text:style-name="T1">35</text:span></text:p>
          </draw:text-box>
        </draw:frame>
        <draw:frame draw:style-name="gr6" draw:text-style-name="P2" draw:layer="layout" svg:width="1.6cm" svg:height="1.2cm" svg:x="19.418cm" svg:y="14.001cm">
          <draw:text-box>
            <text:p><text:span text:style-name="T1">76 <text:s text:c="2"/>76</text:span></text:p>
            <text:p><text:span text:style-name="T1"><text:s text:c="4"/></text:span><text:span text:style-name="T1">36</text:span></text:p>
          </draw:text-box>
        </draw:frame>
        <draw:frame draw:style-name="gr6" draw:text-style-name="P2" draw:layer="layout" svg:width="1.6cm" svg:height="1.2cm" svg:x="19.418cm" svg:y="17.201cm">
          <draw:text-box>
            <text:p><text:span text:style-name="T1">76 <text:s text:c="2"/>76</text:span></text:p>
            <text:p><text:span text:style-name="T1"><text:s text:c="4"/></text:span><text:span text:style-name="T1">37</text:span></text:p>
          </draw:text-box>
        </draw:frame>
        <draw:frame draw:style-name="gr8" draw:text-style-name="P2" draw:layer="layout" svg:width="1.6cm" svg:height="1.1cm" svg:x="21.618cm" svg:y="15.401cm">
          <draw:text-box>
            <text:p><text:span text:style-name="T1">80 <text:s text:c="2"/>80</text:span></text:p>
            <text:p><text:span text:style-name="T1"><text:s text:c="4"/></text:span><text:span text:style-name="T1">38</text:span></text:p>
          </draw:text-box>
        </draw:frame>
        <draw:frame draw:style-name="gr8" draw:text-style-name="P2" draw:layer="layout" svg:width="1.6cm" svg:height="1.1cm" svg:x="24.018cm" svg:y="12.801cm">
          <draw:text-box>
            <text:p><text:span text:style-name="T1">84 <text:s text:c="2"/>84</text:span></text:p>
            <text:p><text:span text:style-name="T1"><text:s text:c="4"/></text:span><text:span text:style-name="T1">39</text:span></text:p>
          </draw:text-box>
        </draw:frame>
        <draw:frame draw:style-name="gr8" draw:text-style-name="P2" draw:layer="layout" svg:width="1.8cm" svg:height="1.1cm" svg:x="23.918cm" svg:y="15.401cm">
          <draw:text-box>
            <text:p><text:span text:style-name="T1">120 120 <text:s text:c="4"/>48</text:span></text:p>
          </draw:text-box>
        </draw:frame>
        <draw:frame draw:style-name="gr8" draw:text-style-name="P2" draw:layer="layout" svg:width="1.6cm" svg:height="1.1cm" svg:x="26.418cm" svg:y="12.801cm">
          <draw:text-box>
            <text:p><text:span text:style-name="T1">88 <text:s text:c="2"/>88 </text:span></text:p>
            <text:p><text:span text:style-name="T1"><text:s text:c="4"/></text:span><text:span text:style-name="T1">40</text:span></text:p>
          </draw:text-box>
        </draw:frame>
        <draw:frame draw:style-name="gr8" draw:text-style-name="P2" draw:layer="layout" svg:width="1.6cm" svg:height="1.1cm" svg:x="31.318cm" svg:y="12.801cm">
          <draw:text-box>
            <text:p><text:span text:style-name="T1">96 <text:s/>96</text:span></text:p>
            <text:p><text:span text:style-name="T1"><text:s text:c="4"/></text:span><text:span text:style-name="T1">42</text:span></text:p>
          </draw:text-box>
        </draw:frame>
        <draw:frame draw:style-name="gr8" draw:text-style-name="P2" draw:layer="layout" svg:width="1.6cm" svg:height="1.1cm" svg:x="28.918cm" svg:y="12.801cm">
          <draw:text-box>
            <text:p><text:span text:style-name="T1">92 <text:s/>92</text:span></text:p>
            <text:p><text:span text:style-name="T1"><text:s text:c="4"/></text:span><text:span text:style-name="T1">41</text:span></text:p>
          </draw:text-box>
        </draw:frame>
        <draw:frame draw:style-name="gr8" draw:text-style-name="P2" draw:layer="layout" svg:width="2.2cm" svg:height="1.1cm" svg:x="33.418cm" svg:y="12.801cm">
          <draw:text-box>
            <text:p><text:span text:style-name="T1">100 <text:s text:c="2"/>100</text:span></text:p>
            <text:p><text:span text:style-name="T1"><text:s text:c="5"/></text:span><text:span text:style-name="T1">43</text:span></text:p>
          </draw:text-box>
        </draw:frame>
        <draw:frame draw:style-name="gr8" draw:text-style-name="P2" draw:layer="layout" svg:width="2.1cm" svg:height="1.1cm" svg:x="33.418cm" svg:y="15.401cm">
          <draw:text-box>
            <text:p><text:span text:style-name="T1">104 <text:s text:c="2"/>104 <text:s/></text:span></text:p>
            <text:p><text:span text:style-name="T1"><text:s text:c="5"/></text:span><text:span text:style-name="T1">44</text:span></text:p>
          </draw:text-box>
        </draw:frame>
        <draw:frame draw:style-name="gr8" draw:text-style-name="P2" draw:layer="layout" svg:width="2.2cm" svg:height="1.1cm" svg:x="31.018cm" svg:y="15.401cm">
          <draw:text-box>
            <text:p><text:span text:style-name="T1">108 <text:s text:c="2"/>108 </text:span></text:p>
            <text:p><text:span text:style-name="T1"><text:s text:c="6"/></text:span><text:span text:style-name="T1">45</text:span></text:p>
          </draw:text-box>
        </draw:frame>
        <draw:frame draw:style-name="gr8" draw:text-style-name="P2" draw:layer="layout" svg:width="2cm" svg:height="1.1cm" svg:x="28.818cm" svg:y="15.401cm">
          <draw:text-box>
            <text:p><text:span text:style-name="T1">112 <text:s/>112 </text:span></text:p>
            <text:p><text:span text:style-name="T1"><text:s text:c="4"/></text:span><text:span text:style-name="T1">46</text:span></text:p>
          </draw:text-box>
        </draw:frame>
        <draw:frame draw:style-name="gr8" draw:text-style-name="P2" draw:layer="layout" svg:width="2cm" svg:height="1.1cm" svg:x="26.318cm" svg:y="15.401cm">
          <draw:text-box>
            <text:p><text:span text:style-name="T1">116 <text:s/>116 </text:span></text:p>
            <text:p><text:span text:style-name="T1"><text:s text:c="4"/></text:span><text:span text:style-name="T1">47</text:span></text:p>
          </draw:text-box>
        </draw:frame>
        <draw:frame draw:style-name="gr8" draw:text-style-name="P2" draw:layer="layout" svg:width="2.3cm" svg:height="1.1cm" svg:x="23.818cm" svg:y="18.401cm">
          <draw:text-box>
            <text:p><text:span text:style-name="T1">124 <text:s text:c="2"/>124 </text:span></text:p>
            <text:p><text:span text:style-name="T1"><text:s text:c="4"/></text:span><text:span text:style-name="T1">49</text:span></text:p>
          </draw:text-box>
        </draw:frame>
        <draw:frame draw:style-name="gr8" draw:text-style-name="P2" draw:layer="layout" svg:width="2.1cm" svg:height="1.1cm" svg:x="28.718cm" svg:y="18.401cm">
          <draw:text-box>
            <text:p><text:span text:style-name="T1">132 <text:s text:c="2"/>132</text:span></text:p>
            <text:p><text:span text:style-name="T1"><text:s text:c="5"/></text:span><text:span text:style-name="T1">51</text:span></text:p>
          </draw:text-box>
        </draw:frame>
        <draw:frame draw:style-name="gr8" draw:text-style-name="P2" draw:layer="layout" svg:width="2cm" svg:height="1.1cm" svg:x="26.318cm" svg:y="18.401cm">
          <draw:text-box>
            <text:p><text:span text:style-name="T1">128 <text:s/>128</text:span></text:p>
            <text:p><text:span text:style-name="T1"><text:s text:c="4"/></text:span><text:span text:style-name="T1">49</text:span></text:p>
          </draw:text-box>
        </draw:frame>
        <draw:custom-shape draw:style-name="gr1" draw:text-style-name="P1" draw:layer="layout" svg:width="1.7cm" svg:height="1.6cm" svg:x="31.566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566cm" svg:y1="18.9cm" svg:x2="33.266cm" svg:y2="18.9cm">
          <text:p/>
        </draw:line>
        <draw:line draw:style-name="gr2" draw:text-style-name="P1" draw:layer="layout" svg:x1="32.416cm" svg:y1="18.1cm" svg:x2="32.416cm" svg:y2="18.9cm">
          <text:p/>
        </draw:line>
        <draw:custom-shape draw:style-name="gr1" draw:text-style-name="P1" draw:layer="layout" svg:width="1.7cm" svg:height="1.6cm" svg:x="31.567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59" draw:id="id59" draw:layer="layout" svg:x1="31.567cm" svg:y1="18.901cm" svg:x2="33.267cm" svg:y2="18.901cm">
          <text:p/>
        </draw:line>
        <draw:line draw:style-name="gr2" draw:text-style-name="P1" draw:layer="layout" svg:x1="32.417cm" svg:y1="18.101cm" svg:x2="32.417cm" svg:y2="18.901cm">
          <text:p/>
        </draw:line>
        <draw:custom-shape draw:style-name="gr1" draw:text-style-name="P1" draw:layer="layout" svg:width="1.7cm" svg:height="1.6cm" svg:x="34.067cm" svg:y="1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4.067cm" svg:y1="18.899cm" svg:x2="35.767cm" svg:y2="18.899cm">
          <text:p/>
        </draw:line>
        <draw:line draw:style-name="gr2" draw:text-style-name="P1" draw:layer="layout" svg:x1="34.917cm" svg:y1="18.099cm" svg:x2="34.917cm" svg:y2="18.899cm">
          <text:p/>
        </draw:line>
        <draw:custom-shape draw:style-name="gr1" draw:text-style-name="P1" xml:id="id61" draw:id="id61" draw:layer="layout" svg:width="1.7cm" svg:height="1.6cm" svg:x="34.06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60" draw:id="id60" draw:layer="layout" svg:x1="34.068cm" svg:y1="18.9cm" svg:x2="35.768cm" svg:y2="18.9cm">
          <text:p/>
        </draw:line>
        <draw:line draw:style-name="gr2" draw:text-style-name="P1" draw:layer="layout" svg:x1="34.918cm" svg:y1="18.1cm" svg:x2="34.918cm" svg:y2="18.9cm">
          <text:p/>
        </draw:line>
        <draw:connector draw:style-name="gr4" draw:text-style-name="P1" draw:layer="layout" draw:type="line" svg:x1="33.267cm" svg:y1="18.901cm" svg:x2="34.068cm" svg:y2="18.9cm" draw:start-shape="id59" draw:start-glue-point="1" draw:end-shape="id60" draw:end-glue-point="3" svg:d="M33267 18901l801-1" svg:viewBox="0 0 802 2">
          <text:p/>
        </draw:connector>
        <draw:frame draw:style-name="gr8" draw:text-style-name="P2" draw:layer="layout" svg:width="2.2cm" svg:height="1.1cm" svg:x="33.918cm" svg:y="18.401cm">
          <draw:text-box>
            <text:p><text:span text:style-name="T1">140 <text:s text:c="2"/>140 </text:span></text:p>
            <text:p><text:span text:style-name="T1"><text:s text:c="5"/></text:span><text:span text:style-name="T1">53</text:span></text:p>
          </draw:text-box>
        </draw:frame>
        <draw:frame draw:style-name="gr8" draw:text-style-name="P2" draw:layer="layout" svg:width="2cm" svg:height="1.1cm" svg:x="31.518cm" svg:y="18.401cm">
          <draw:text-box>
            <text:p><text:span text:style-name="T1">136 <text:s/>136 <text:s text:c="5"/>52</text:span></text:p>
          </draw:text-box>
        </draw:frame>
        <draw:connector draw:style-name="gr4" draw:text-style-name="P1" draw:layer="layout" draw:type="line" svg:x1="30.568cm" svg:y1="18.9cm" svg:x2="31.567cm" svg:y2="18.901cm" draw:start-shape="id53" draw:start-glue-point="1" draw:end-shape="id59" draw:end-glue-point="3" svg:d="M30568 18900l999 1" svg:viewBox="0 0 1000 2">
          <text:p/>
        </draw:connector>
        <draw:custom-shape draw:style-name="gr1" draw:text-style-name="P1" draw:layer="layout" svg:width="1.7cm" svg:height="1.6cm" svg:x="28.917cm" svg:y="2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.917cm" svg:y1="21.299cm" svg:x2="30.617cm" svg:y2="21.299cm">
          <text:p/>
        </draw:line>
        <draw:line draw:style-name="gr2" draw:text-style-name="P1" draw:layer="layout" svg:x1="29.767cm" svg:y1="20.499cm" svg:x2="29.767cm" svg:y2="21.299cm">
          <text:p/>
        </draw:line>
        <draw:custom-shape draw:style-name="gr1" draw:text-style-name="P1" draw:layer="layout" svg:width="1.7cm" svg:height="1.6cm" svg:x="28.918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72" draw:id="id72" draw:layer="layout" svg:x1="28.918cm" svg:y1="21.3cm" svg:x2="30.618cm" svg:y2="21.3cm">
          <text:p/>
        </draw:line>
        <draw:line draw:style-name="gr2" draw:text-style-name="P1" draw:layer="layout" svg:x1="29.768cm" svg:y1="20.5cm" svg:x2="29.768cm" svg:y2="21.3cm">
          <text:p/>
        </draw:line>
        <draw:custom-shape draw:style-name="gr1" draw:text-style-name="P1" draw:layer="layout" svg:width="1.7cm" svg:height="1.6cm" svg:x="31.616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616cm" svg:y1="21.3cm" svg:x2="33.316cm" svg:y2="21.3cm">
          <text:p/>
        </draw:line>
        <draw:line draw:style-name="gr2" draw:text-style-name="P1" draw:layer="layout" svg:x1="32.466cm" svg:y1="20.5cm" svg:x2="32.466cm" svg:y2="21.3cm">
          <text:p/>
        </draw:line>
        <draw:line draw:style-name="gr2" draw:text-style-name="P1" xml:id="id71" draw:id="id71" draw:layer="layout" svg:x1="31.617cm" svg:y1="21.301cm" svg:x2="33.317cm" svg:y2="21.301cm">
          <text:p/>
        </draw:line>
        <draw:line draw:style-name="gr2" draw:text-style-name="P1" draw:layer="layout" svg:x1="32.467cm" svg:y1="20.501cm" svg:x2="32.467cm" svg:y2="21.301cm">
          <text:p/>
        </draw:line>
        <draw:custom-shape draw:style-name="gr1" draw:text-style-name="P1" draw:layer="layout" svg:width="1.7cm" svg:height="1.6cm" svg:x="34.117cm" svg:y="2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4.117cm" svg:y1="21.299cm" svg:x2="35.817cm" svg:y2="21.299cm">
          <text:p/>
        </draw:line>
        <draw:line draw:style-name="gr2" draw:text-style-name="P1" draw:layer="layout" svg:x1="34.967cm" svg:y1="20.499cm" svg:x2="34.967cm" svg:y2="21.299cm">
          <text:p/>
        </draw:line>
        <draw:custom-shape draw:style-name="gr1" draw:text-style-name="P1" draw:layer="layout" svg:width="1.7cm" svg:height="1.6cm" svg:x="34.118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70" draw:id="id70" draw:layer="layout" svg:x1="34.118cm" svg:y1="21.3cm" svg:x2="35.818cm" svg:y2="21.3cm">
          <text:p/>
        </draw:line>
        <draw:line draw:style-name="gr2" draw:text-style-name="P1" xml:id="id62" draw:id="id62" draw:layer="layout" svg:x1="34.968cm" svg:y1="20.5cm" svg:x2="34.968cm" svg:y2="21.3cm">
          <text:p/>
        </draw:line>
        <draw:frame draw:style-name="gr8" draw:text-style-name="P2" draw:layer="layout" svg:width="2.15cm" svg:height="1.1cm" svg:x="33.968cm" svg:y="20.801cm">
          <draw:text-box>
            <text:p><text:span text:style-name="T1">144 <text:s/>144 <text:s text:c="2"/></text:span></text:p>
            <text:p><text:span text:style-name="T1"><text:s text:c="5"/></text:span><text:span text:style-name="T1">54</text:span></text:p>
          </draw:text-box>
        </draw:frame>
        <draw:frame draw:style-name="gr8" draw:text-style-name="P2" draw:layer="layout" svg:width="1.85cm" svg:height="1.1cm" svg:x="31.568cm" svg:y="20.801cm">
          <draw:text-box>
            <text:p><text:span text:style-name="T1">148 148 </text:span></text:p>
            <text:p><text:span text:style-name="T1"><text:s text:c="4"/></text:span><text:span text:style-name="T1">55</text:span></text:p>
          </draw:text-box>
        </draw:frame>
        <draw:connector draw:style-name="gr4" draw:text-style-name="P1" draw:layer="layout" draw:type="line" svg:x1="34.918cm" svg:y1="19.7cm" svg:x2="34.968cm" svg:y2="20.5cm" draw:start-shape="id61" draw:start-glue-point="8" draw:end-shape="id62" draw:end-glue-point="0" svg:d="M34918 19700l50 800" svg:viewBox="0 0 51 801">
          <text:p/>
        </draw:connector>
        <draw:frame draw:style-name="gr8" draw:text-style-name="P2" draw:layer="layout" svg:width="2cm" svg:height="1.1cm" svg:x="28.818cm" svg:y="20.801cm">
          <draw:text-box>
            <text:p><text:span text:style-name="T1">152 <text:s/>152</text:span></text:p>
            <text:p><text:span text:style-name="T1"><text:s text:c="5"/></text:span><text:span text:style-name="T1">56</text:span></text:p>
          </draw:text-box>
        </draw:frame>
        <draw:custom-shape draw:style-name="gr1" draw:text-style-name="P1" draw:layer="layout" svg:width="1.7cm" svg:height="1.6cm" svg:x="5.11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63" draw:id="id63" draw:layer="layout" svg:x1="5.118cm" svg:y1="7.5cm" svg:x2="6.818cm" svg:y2="7.5cm">
          <text:p/>
        </draw:line>
        <draw:line draw:style-name="gr2" draw:text-style-name="P1" draw:layer="layout" svg:x1="5.968cm" svg:y1="6.7cm" svg:x2="5.968cm" svg:y2="7.5cm">
          <text:p/>
        </draw:line>
        <draw:connector draw:style-name="gr4" draw:text-style-name="P1" draw:layer="layout" draw:type="line" svg:x1="6.818cm" svg:y1="7.5cm" svg:x2="7.718cm" svg:y2="7.5cm" draw:start-shape="id63" draw:start-glue-point="1" draw:end-shape="id64" draw:end-glue-point="3" svg:d="M6818 7500h900" svg:viewBox="0 0 901 1">
          <text:p/>
        </draw:connector>
        <draw:frame draw:style-name="gr6" draw:text-style-name="P2" draw:layer="layout" svg:width="1.6cm" svg:height="1.2cm" svg:x="5.318cm" svg:y="7cm">
          <draw:text-box>
            <text:p><text:span text:style-name="T1">0 <text:s text:c="3"/>0</text:span></text:p>
            <text:p><text:span text:style-name="T1"><text:s text:c="3"/></text:span><text:span text:style-name="T1">0</text:span></text:p>
          </draw:text-box>
        </draw:frame>
        <draw:connector draw:style-name="gr4" draw:text-style-name="P1" draw:layer="layout" draw:type="line" svg:x1="33.567cm" svg:y1="15.902cm" svg:x2="32.869cm" svg:y2="15.902cm" draw:start-shape="id65" draw:start-glue-point="3" draw:end-shape="id66" draw:end-glue-point="1" svg:d="M33567 15902h-698" svg:viewBox="0 0 699 1">
          <text:p/>
        </draw:connector>
        <draw:connector draw:style-name="gr4" draw:text-style-name="P1" draw:layer="layout" draw:type="line" svg:x1="31.169cm" svg:y1="15.902cm" svg:x2="30.568cm" svg:y2="15.902cm" draw:start-shape="id66" draw:start-glue-point="3" draw:end-shape="id67" draw:end-glue-point="1" svg:d="M31169 15902h-601" svg:viewBox="0 0 602 1">
          <text:p/>
        </draw:connector>
        <draw:connector draw:style-name="gr4" draw:text-style-name="P1" draw:layer="layout" draw:type="line" svg:x1="28.868cm" svg:y1="15.902cm" svg:x2="28.067cm" svg:y2="15.903cm" draw:start-shape="id67" draw:start-glue-point="3" draw:end-shape="id68" draw:end-glue-point="1" svg:d="M28868 15902l-801 1" svg:viewBox="0 0 802 2">
          <text:p/>
        </draw:connector>
        <draw:connector draw:style-name="gr4" draw:text-style-name="P1" draw:layer="layout" draw:type="line" svg:x1="26.367cm" svg:y1="15.903cm" svg:x2="25.669cm" svg:y2="15.903cm" draw:start-shape="id68" draw:start-glue-point="3" draw:end-shape="id69" draw:end-glue-point="1" svg:d="M26367 15903h-698" svg:viewBox="0 0 699 1">
          <text:p/>
        </draw:connector>
        <draw:connector draw:style-name="gr4" draw:text-style-name="P1" draw:layer="layout" draw:type="line" svg:x1="34.118cm" svg:y1="21.3cm" svg:x2="33.317cm" svg:y2="21.301cm" draw:start-shape="id70" draw:start-glue-point="3" draw:end-shape="id71" draw:end-glue-point="1" svg:d="M34118 21300l-801 1" svg:viewBox="0 0 802 2">
          <text:p/>
        </draw:connector>
        <draw:connector draw:style-name="gr4" draw:text-style-name="P1" draw:layer="layout" draw:type="line" svg:x1="31.617cm" svg:y1="21.301cm" svg:x2="30.618cm" svg:y2="21.3cm" draw:start-shape="id71" draw:start-glue-point="3" draw:end-shape="id72" draw:end-glue-point="1" svg:d="M31617 21301l-999-1" svg:viewBox="0 0 1000 2">
          <text:p/>
        </draw:connector>
        <draw:connector draw:style-name="gr3" draw:text-style-name="P1" xml:id="id73" draw:id="id73" draw:layer="layout" draw:type="line" svg:x1="40.069cm" svg:y1="5.201cm" svg:x2="41.1cm" svg:y2="5.217cm" draw:start-shape="id26" draw:start-glue-point="1" svg:d="M40069 5201l1031 16" svg:viewBox="0 0 1032 17">
          <text:p/>
        </draw:connector>
        <draw:connector draw:style-name="gr3" draw:text-style-name="P1" xml:id="id74" draw:id="id74" draw:layer="layout" draw:type="line" svg:x1="41.1cm" svg:y1="5.217cm" svg:x2="41.054cm" svg:y2="12.39cm" draw:start-shape="id73" draw:start-glue-point="3" svg:d="M41100 5217l-46 7173" svg:viewBox="0 0 47 7174">
          <text:p/>
        </draw:connector>
        <draw:connector draw:style-name="gr3" draw:text-style-name="P1" xml:id="id75" draw:id="id75" draw:layer="layout" draw:type="line" svg:x1="41.054cm" svg:y1="12.39cm" svg:x2="6.717cm" svg:y2="12.361cm" draw:start-shape="id74" draw:start-glue-point="3" svg:d="M41054 12390l-34337-29" svg:viewBox="0 0 34338 30">
          <text:p/>
        </draw:connector>
        <draw:connector draw:style-name="gr4" draw:text-style-name="P1" draw:layer="layout" draw:type="line" svg:x1="6.717cm" svg:y1="12.361cm" svg:x2="6.669cm" svg:y2="15.601cm" draw:start-shape="id75" draw:start-glue-point="3" draw:end-shape="id42" draw:end-glue-point="0" svg:d="M6717 12361l-48 3240" svg:viewBox="0 0 49 3241">
          <text:p/>
        </draw:connector>
        <draw:connector draw:style-name="gr2" draw:text-style-name="P1" xml:id="id77" draw:id="id77" draw:layer="layout" draw:type="line" svg:x1="38.267cm" svg:y1="10.701cm" svg:x2="38.265cm" svg:y2="11.585cm" draw:start-shape="id76" draw:start-glue-point="8" svg:d="M38267 10701l-2 884" svg:viewBox="0 0 3 885">
          <text:p/>
        </draw:connector>
        <draw:connector draw:style-name="gr2" draw:text-style-name="P1" draw:layer="layout" draw:type="line" svg:x1="38.265cm" svg:y1="11.585cm" svg:x2="5.703cm" svg:y2="11.434cm" draw:start-shape="id77" draw:start-glue-point="3" draw:end-shape="id78" draw:end-glue-point="2" svg:d="M38265 11585l-32562-151" svg:viewBox="0 0 32563 152">
          <text:p/>
        </draw:connector>
        <draw:connector draw:style-name="gr5" draw:text-style-name="P1" xml:id="id78" draw:id="id78" draw:layer="layout" draw:type="line" svg:x1="5.703cm" svg:y1="11.434cm" svg:x2="6.068cm" svg:y2="15.835cm" draw:end-shape="id43" draw:end-glue-point="5" svg:d="M5703 11434l365 4401" svg:viewBox="0 0 366 4402">
          <text:p/>
        </draw:connector>
        <draw:frame draw:style-name="gr9" draw:text-style-name="P3" draw:layer="layout" svg:width="0.8cm" svg:height="0.729cm" svg:x="6.818cm" svg:y="6.7cm">
          <draw:text-box>
            <text:p><text:span text:style-name="T2">a</text:span></text:p>
          </draw:text-box>
        </draw:frame>
        <draw:frame draw:style-name="gr9" draw:text-style-name="P3" draw:layer="layout" svg:width="0.8cm" svg:height="0.729cm" svg:x="9.418cm" svg:y="6.671cm">
          <draw:text-box draw:corner-radius="3.2cm">
            <text:p><text:span text:style-name="T2">b</text:span></text:p>
          </draw:text-box>
        </draw:frame>
        <draw:frame draw:style-name="gr9" draw:text-style-name="P3" draw:layer="layout" svg:width="0.8cm" svg:height="0.729cm" svg:x="11.118cm" svg:y="5.7cm">
          <draw:text-box draw:corner-radius="2.3cm">
            <text:p><text:span text:style-name="T2">c</text:span></text:p>
          </draw:text-box>
        </draw:frame>
        <draw:frame draw:style-name="gr10" draw:text-style-name="P3" draw:layer="layout" svg:width="0.8cm" svg:height="0.729cm" svg:x="10.818cm" svg:y="8.6cm">
          <draw:text-box draw:corner-radius="0.7cm">
            <text:p><text:span text:style-name="T2">d</text:span></text:p>
          </draw:text-box>
        </draw:frame>
        <draw:frame draw:style-name="gr9" draw:text-style-name="P3" draw:layer="layout" svg:width="0.8cm" svg:height="0.729cm" svg:x="14.218cm" svg:y="5.571cm">
          <draw:text-box draw:corner-radius="0.7cm">
            <text:p><text:span text:style-name="T2">p</text:span></text:p>
          </draw:text-box>
        </draw:frame>
        <draw:frame draw:style-name="gr9" draw:text-style-name="P3" draw:layer="layout" svg:width="0.8cm" svg:height="0.729cm" svg:x="14.218cm" svg:y="8.671cm">
          <draw:text-box draw:corner-radius="0.6cm">
            <text:p><text:span text:style-name="T2">p</text:span></text:p>
          </draw:text-box>
        </draw:frame>
        <draw:frame draw:style-name="gr9" draw:text-style-name="P3" draw:layer="layout" svg:width="1.4cm" svg:height="0.729cm" svg:x="15.318cm" svg:y="5.271cm">
          <draw:text-box draw:corner-radius="0.7cm">
            <text:p><text:span text:style-name="T2">e-1</text:span></text:p>
          </draw:text-box>
        </draw:frame>
        <draw:frame draw:style-name="gr9" draw:text-style-name="P3" draw:layer="layout" svg:width="1.4cm" svg:height="0.729cm" svg:x="15.818cm" svg:y="6.8cm">
          <draw:text-box draw:corner-radius="0.7cm">
            <text:p><text:span text:style-name="T2">e-2</text:span></text:p>
          </draw:text-box>
        </draw:frame>
        <draw:frame draw:style-name="gr9" draw:text-style-name="P3" draw:layer="layout" svg:width="1.4cm" svg:height="0.729cm" svg:x="15.218cm" svg:y="8.6cm">
          <draw:text-box draw:corner-radius="0.7cm">
            <text:p><text:span text:style-name="T2">e-3</text:span></text:p>
          </draw:text-box>
        </draw:frame>
        <draw:frame draw:style-name="gr9" draw:text-style-name="P3" draw:layer="layout" svg:width="1.4cm" svg:height="0.729cm" svg:x="18.318cm" svg:y="3.971cm">
          <draw:text-box draw:corner-radius="0.7cm">
            <text:p><text:span text:style-name="T2">e-4</text:span></text:p>
          </draw:text-box>
        </draw:frame>
        <draw:frame draw:style-name="gr9" draw:text-style-name="P3" draw:layer="layout" svg:width="1.4cm" svg:height="0.729cm" svg:x="18.318cm" svg:y="6.671cm">
          <draw:text-box draw:corner-radius="0.7cm">
            <text:p><text:span text:style-name="T2">e-5</text:span></text:p>
          </draw:text-box>
        </draw:frame>
        <draw:frame draw:style-name="gr9" draw:text-style-name="P3" draw:layer="layout" svg:width="1.4cm" svg:height="0.729cm" svg:x="18.297cm" svg:y="8.912cm">
          <draw:text-box draw:corner-radius="0.7cm">
            <text:p><text:span text:style-name="T2">e-6</text:span></text:p>
          </draw:text-box>
        </draw:frame>
        <draw:frame draw:style-name="gr9" draw:text-style-name="P3" draw:layer="layout" svg:width="1.4cm" svg:height="0.729cm" svg:x="20.718cm" svg:y="4.1cm">
          <draw:text-box draw:corner-radius="0.7cm">
            <text:p><text:span text:style-name="T2">e-7</text:span></text:p>
          </draw:text-box>
        </draw:frame>
        <draw:frame draw:style-name="gr9" draw:text-style-name="P3" draw:layer="layout" svg:width="1.4cm" svg:height="0.729cm" svg:x="20.818cm" svg:y="6.7cm">
          <draw:text-box draw:corner-radius="0.7cm">
            <text:p><text:span text:style-name="T2">e-8</text:span></text:p>
          </draw:text-box>
        </draw:frame>
        <draw:frame draw:style-name="gr9" draw:text-style-name="P3" draw:layer="layout" svg:width="1.4cm" svg:height="0.729cm" svg:x="20.718cm" svg:y="9cm">
          <draw:text-box draw:corner-radius="0.7cm">
            <text:p><text:span text:style-name="T2">e-9</text:span></text:p>
          </draw:text-box>
        </draw:frame>
        <draw:frame draw:style-name="gr9" draw:text-style-name="P3" draw:layer="layout" svg:width="1.4cm" svg:height="0.729cm" svg:x="23.618cm" svg:y="5.1cm">
          <draw:text-box draw:corner-radius="0.7cm">
            <text:p><text:span text:style-name="T2">e-10</text:span></text:p>
          </draw:text-box>
        </draw:frame>
        <draw:frame draw:style-name="gr9" draw:text-style-name="P3" draw:layer="layout" svg:width="1.4cm" svg:height="0.729cm" svg:x="23.118cm" svg:y="6.571cm">
          <draw:text-box draw:corner-radius="0.7cm">
            <text:p><text:span text:style-name="T2">e-10</text:span></text:p>
          </draw:text-box>
        </draw:frame>
        <draw:frame draw:style-name="gr9" draw:text-style-name="P3" draw:layer="layout" svg:width="1.4cm" svg:height="0.729cm" svg:x="22.818cm" svg:y="8.4cm">
          <draw:text-box draw:corner-radius="0.7cm">
            <text:p><text:span text:style-name="T2">e-10</text:span></text:p>
          </draw:text-box>
        </draw:frame>
        <draw:frame draw:style-name="gr9" draw:text-style-name="P3" draw:layer="layout" svg:width="1.7cm" svg:height="0.729cm" svg:x="26.118cm" svg:y="6.1cm">
          <draw:text-box draw:corner-radius="0.7cm">
            <text:p><text:span text:style-name="T2">F-bdd</text:span></text:p>
          </draw:text-box>
        </draw:frame>
        <draw:frame draw:style-name="gr9" draw:text-style-name="P3" draw:layer="layout" svg:width="1.4cm" svg:height="0.729cm" svg:x="27.818cm" svg:y="4.1cm">
          <draw:text-box draw:corner-radius="0.7cm">
            <text:p><text:span text:style-name="T2">F-tc</text:span></text:p>
          </draw:text-box>
        </draw:frame>
        <draw:frame draw:style-name="gr9" draw:text-style-name="P3" draw:layer="layout" svg:width="1.8cm" svg:height="0.729cm" svg:x="30.118cm" svg:y="3.971cm">
          <draw:text-box draw:corner-radius="0.7cm">
            <text:p><text:span text:style-name="T2">F-cod</text:span></text:p>
          </draw:text-box>
        </draw:frame>
        <draw:frame draw:style-name="gr10" draw:text-style-name="P3" draw:layer="layout" svg:width="2cm" svg:height="0.729cm" svg:x="32.618cm" svg:y="3.9cm">
          <draw:text-box draw:corner-radius="0.6cm">
            <text:p><text:span text:style-name="T2">F-code</text:span></text:p>
          </draw:text-box>
        </draw:frame>
        <draw:frame draw:style-name="gr9" draw:text-style-name="P3" draw:layer="layout" svg:width="1.4cm" svg:height="0.729cm" svg:x="35.018cm" svg:y="4.171cm">
          <draw:text-box draw:corner-radius="0.7cm">
            <text:p><text:span text:style-name="T2">F-ui</text:span></text:p>
          </draw:text-box>
        </draw:frame>
        <draw:frame draw:style-name="gr9" draw:text-style-name="P3" draw:layer="layout" svg:width="1.4cm" svg:height="0.729cm" svg:x="37.518cm" svg:y="4.171cm">
          <draw:text-box draw:corner-radius="0.7cm">
            <text:p><text:span text:style-name="T2">F-in</text:span></text:p>
          </draw:text-box>
        </draw:frame>
        <draw:frame draw:style-name="gr9" draw:text-style-name="P3" draw:layer="layout" svg:width="1.8cm" svg:height="0.729cm" svg:x="26.218cm" svg:y="7.9cm">
          <draw:text-box draw:corner-radius="2cm">
            <text:p><text:span text:style-name="T2">G-bdd</text:span></text:p>
          </draw:text-box>
        </draw:frame>
        <draw:frame draw:style-name="gr11" draw:text-style-name="P3" draw:layer="layout" svg:width="1.4cm" svg:height="0.729cm" svg:x="29.118cm" svg:y="8.9cm">
          <draw:text-box draw:corner-radius="2cm">
            <text:p><text:span text:style-name="T2">G-tc</text:span></text:p>
          </draw:text-box>
        </draw:frame>
        <draw:frame draw:style-name="gr11" draw:text-style-name="P3" draw:layer="layout" svg:width="1.7cm" svg:height="0.729cm" svg:x="31.518cm" svg:y="8.671cm">
          <draw:text-box draw:corner-radius="2cm">
            <text:p><text:span text:style-name="T2">G-cod</text:span></text:p>
          </draw:text-box>
        </draw:frame>
        <draw:frame draw:style-name="gr11" draw:text-style-name="P3" draw:layer="layout" svg:width="1.4cm" svg:height="0.729cm" svg:x="34.018cm" svg:y="8.8cm">
          <draw:text-box draw:corner-radius="2cm">
            <text:p><text:span text:style-name="T2">G-ui</text:span></text:p>
          </draw:text-box>
        </draw:frame>
        <draw:frame draw:style-name="gr11" draw:text-style-name="P3" draw:layer="layout" svg:width="1.4cm" svg:height="0.729cm" svg:x="36.418cm" svg:y="8.7cm">
          <draw:text-box draw:corner-radius="2cm">
            <text:p><text:span text:style-name="T2">G-in</text:span></text:p>
          </draw:text-box>
        </draw:frame>
        <draw:frame draw:style-name="gr11" draw:text-style-name="P3" draw:layer="layout" svg:width="1.4cm" svg:height="0.729cm" svg:x="34.418cm" svg:y="10.971cm">
          <draw:text-box draw:corner-radius="2cm">
            <text:p><text:span text:style-name="T2">p</text:span></text:p>
          </draw:text-box>
        </draw:frame>
        <draw:frame draw:style-name="gr11" draw:text-style-name="P3" draw:layer="layout" svg:width="1.4cm" svg:height="0.729cm" svg:x="35.518cm" svg:y="11.671cm">
          <draw:text-box draw:corner-radius="2cm">
            <text:p><text:span text:style-name="T2">p</text:span></text:p>
          </draw:text-box>
        </draw:frame>
        <draw:frame draw:style-name="gr10" draw:text-style-name="P3" draw:layer="layout" svg:width="2cm" svg:height="0.729cm" svg:x="7.418cm" svg:y="14.2cm">
          <draw:text-box draw:corner-radius="0.7cm">
            <text:p><text:span text:style-name="T2">H-bdd</text:span></text:p>
          </draw:text-box>
        </draw:frame>
        <draw:frame draw:style-name="gr10" draw:text-style-name="P3" draw:layer="layout" svg:width="2cm" svg:height="0.729cm" svg:x="7.618cm" svg:y="16.7cm">
          <draw:text-box draw:corner-radius="0.7cm">
            <text:p><text:span text:style-name="T2">I-bdd</text:span></text:p>
          </draw:text-box>
        </draw:frame>
        <draw:frame draw:style-name="gr10" draw:text-style-name="P3" draw:layer="layout" svg:width="2cm" svg:height="0.729cm" svg:x="11.118cm" svg:y="16.6cm">
          <draw:text-box draw:corner-radius="0.7cm">
            <text:p><text:span text:style-name="T2">I-tc</text:span></text:p>
          </draw:text-box>
        </draw:frame>
        <draw:frame draw:style-name="gr10" draw:text-style-name="P3" draw:layer="layout" svg:width="2cm" svg:height="0.729cm" svg:x="13.718cm" svg:y="16.7cm">
          <draw:text-box draw:corner-radius="0.7cm">
            <text:p><text:span text:style-name="T2">I-cod</text:span></text:p>
          </draw:text-box>
        </draw:frame>
        <draw:frame draw:style-name="gr10" draw:text-style-name="P3" draw:layer="layout" svg:width="2cm" svg:height="0.729cm" svg:x="15.918cm" svg:y="16.6cm">
          <draw:text-box draw:corner-radius="0.7cm">
            <text:p><text:span text:style-name="T2">I-ui</text:span></text:p>
          </draw:text-box>
        </draw:frame>
        <draw:frame draw:style-name="gr10" draw:text-style-name="P3" draw:layer="layout" svg:width="2cm" svg:height="0.729cm" svg:x="18.518cm" svg:y="16.6cm">
          <draw:text-box draw:corner-radius="0.7cm">
            <text:p><text:span text:style-name="T2">I-in</text:span></text:p>
          </draw:text-box>
        </draw:frame>
        <draw:frame draw:style-name="gr10" draw:text-style-name="P3" draw:layer="layout" svg:width="2cm" svg:height="0.729cm" svg:x="10.918cm" svg:y="13.371cm">
          <draw:text-box draw:corner-radius="0.7cm">
            <text:p><text:span text:style-name="T2">H-tc</text:span></text:p>
          </draw:text-box>
        </draw:frame>
        <draw:frame draw:style-name="gr10" draw:text-style-name="P3" draw:layer="layout" svg:width="2cm" svg:height="0.729cm" svg:x="13.618cm" svg:y="13.3cm">
          <draw:text-box draw:corner-radius="0.7cm">
            <text:p><text:span text:style-name="T2">H-cod</text:span></text:p>
          </draw:text-box>
        </draw:frame>
        <draw:frame draw:style-name="gr10" draw:text-style-name="P3" draw:layer="layout" svg:width="2cm" svg:height="0.729cm" svg:x="15.818cm" svg:y="13.271cm">
          <draw:text-box draw:corner-radius="0.7cm">
            <text:p><text:span text:style-name="T2">H-ui</text:span></text:p>
          </draw:text-box>
        </draw:frame>
        <draw:frame draw:style-name="gr10" draw:text-style-name="P3" draw:layer="layout" svg:width="2cm" svg:height="0.729cm" svg:x="18.418cm" svg:y="13.271cm">
          <draw:text-box draw:corner-radius="0.7cm">
            <text:p><text:span text:style-name="T2">H-in</text:span></text:p>
          </draw:text-box>
        </draw:frame>
        <draw:frame draw:style-name="gr10" draw:text-style-name="P3" draw:layer="layout" svg:width="1cm" svg:height="0.729cm" svg:x="21.118cm" svg:y="14.271cm">
          <draw:text-box draw:corner-radius="0.7cm">
            <text:p><text:span text:style-name="T2">p</text:span></text:p>
          </draw:text-box>
        </draw:frame>
        <draw:frame draw:style-name="gr10" draw:text-style-name="P3" draw:layer="layout" svg:width="1cm" svg:height="0.729cm" svg:x="21.118cm" svg:y="16.771cm">
          <draw:text-box draw:corner-radius="0.7cm">
            <text:p><text:span text:style-name="T2">p</text:span></text:p>
          </draw:text-box>
        </draw:frame>
        <draw:frame draw:style-name="gr10" draw:text-style-name="P3" draw:layer="layout" svg:width="1.9cm" svg:height="0.729cm" svg:x="22.818cm" svg:y="14.1cm">
          <draw:text-box draw:corner-radius="0.7cm">
            <text:p><text:span text:style-name="T2">p</text:span></text:p>
          </draw:text-box>
        </draw:frame>
        <draw:frame draw:style-name="gr10" draw:text-style-name="P3" draw:layer="layout" svg:width="1.9cm" svg:height="0.729cm" svg:x="25.218cm" svg:y="13.6cm">
          <draw:text-box draw:corner-radius="0.8cm">
            <text:p><text:span text:style-name="T2">J-bdd</text:span></text:p>
          </draw:text-box>
        </draw:frame>
        <draw:frame draw:style-name="gr10" draw:text-style-name="P3" draw:layer="layout" svg:width="1.9cm" svg:height="0.729cm" svg:x="27.918cm" svg:y="13.4cm">
          <draw:text-box draw:corner-radius="0.7cm">
            <text:p><text:span text:style-name="T2">J-tc</text:span></text:p>
          </draw:text-box>
        </draw:frame>
        <draw:frame draw:style-name="gr10" draw:text-style-name="P3" draw:layer="layout" svg:width="1.9cm" svg:height="0.729cm" svg:x="30.118cm" svg:y="13.671cm">
          <draw:text-box draw:corner-radius="0.7cm">
            <text:p><text:span text:style-name="T2">J-cod</text:span></text:p>
          </draw:text-box>
        </draw:frame>
        <draw:frame draw:style-name="gr10" draw:text-style-name="P3" draw:layer="layout" svg:width="1.9cm" svg:height="0.729cm" svg:x="32.618cm" svg:y="13.4cm">
          <draw:text-box draw:corner-radius="0.6cm">
            <text:p><text:span text:style-name="T2">J-ui</text:span></text:p>
          </draw:text-box>
        </draw:frame>
        <draw:frame draw:style-name="gr10" draw:text-style-name="P3" draw:layer="layout" svg:width="1.9cm" svg:height="0.729cm" svg:x="34.518cm" svg:y="14.171cm">
          <draw:text-box draw:corner-radius="0.7cm">
            <text:p><text:span text:style-name="T2">J-in</text:span></text:p>
          </draw:text-box>
        </draw:frame>
        <draw:frame draw:style-name="gr10" draw:text-style-name="P3" draw:layer="layout" svg:width="1.9cm" svg:height="0.729cm" svg:x="32.418cm" svg:y="16.271cm">
          <draw:text-box draw:corner-radius="0.7cm">
            <text:p><text:span text:style-name="T2">K-bdd</text:span></text:p>
          </draw:text-box>
        </draw:frame>
        <draw:frame draw:style-name="gr10" draw:text-style-name="P3" draw:layer="layout" svg:width="1.9cm" svg:height="0.729cm" svg:x="30.018cm" svg:y="16.371cm">
          <draw:text-box>
            <text:p><text:span text:style-name="T2">K-tc</text:span></text:p>
          </draw:text-box>
        </draw:frame>
        <draw:frame draw:style-name="gr10" draw:text-style-name="P3" draw:layer="layout" svg:width="1.9cm" svg:height="0.729cm" svg:x="27.718cm" svg:y="16.371cm">
          <draw:text-box draw:corner-radius="0.7cm">
            <text:p><text:span text:style-name="T2">K-cod</text:span></text:p>
          </draw:text-box>
        </draw:frame>
        <draw:frame draw:style-name="gr10" draw:text-style-name="P3" draw:layer="layout" svg:width="1.9cm" svg:height="0.729cm" svg:x="25.118cm" svg:y="16.371cm">
          <draw:text-box draw:corner-radius="0.7cm">
            <text:p><text:span text:style-name="T2">K-ui</text:span></text:p>
          </draw:text-box>
        </draw:frame>
        <draw:frame draw:style-name="gr10" draw:text-style-name="P3" draw:layer="layout" svg:width="1.9cm" svg:height="0.729cm" svg:x="23.318cm" svg:y="17.071cm">
          <draw:text-box draw:corner-radius="0.7cm">
            <text:p><text:span text:style-name="T2">K-in</text:span></text:p>
          </draw:text-box>
        </draw:frame>
        <draw:frame draw:style-name="gr10" draw:text-style-name="P3" draw:layer="layout" svg:width="1.9cm" svg:height="0.729cm" svg:x="25.218cm" svg:y="19.371cm">
          <draw:text-box draw:corner-radius="0.7cm">
            <text:p><text:span text:style-name="T2">L-bdd</text:span></text:p>
          </draw:text-box>
        </draw:frame>
        <draw:frame draw:style-name="gr10" draw:text-style-name="P3" draw:layer="layout" svg:width="1.9cm" svg:height="0.729cm" svg:x="27.618cm" svg:y="19.3cm">
          <draw:text-box draw:corner-radius="0.7cm">
            <text:p><text:span text:style-name="T2">L-tc</text:span></text:p>
          </draw:text-box>
        </draw:frame>
        <draw:frame draw:style-name="gr10" draw:text-style-name="P3" draw:layer="layout" svg:width="1.9cm" svg:height="0.729cm" svg:x="30.118cm" svg:y="19.3cm">
          <draw:text-box draw:corner-radius="0.7cm">
            <text:p><text:span text:style-name="T2">L-cod</text:span></text:p>
          </draw:text-box>
        </draw:frame>
        <draw:frame draw:style-name="gr10" draw:text-style-name="P3" draw:layer="layout" svg:width="1.9cm" svg:height="0.729cm" svg:x="32.818cm" svg:y="19.3cm">
          <draw:text-box draw:corner-radius="0.7cm">
            <text:p><text:span text:style-name="T2">L-ui</text:span></text:p>
          </draw:text-box>
        </draw:frame>
        <draw:frame draw:style-name="gr10" draw:text-style-name="P3" draw:layer="layout" svg:width="1.9cm" svg:height="0.729cm" svg:x="35.018cm" svg:y="19.671cm">
          <draw:text-box draw:corner-radius="0.7cm">
            <text:p><text:span text:style-name="T2">L-in</text:span></text:p>
          </draw:text-box>
        </draw:frame>
        <draw:frame draw:style-name="gr10" draw:text-style-name="P3" draw:layer="layout" svg:width="1.9cm" svg:height="0.729cm" svg:x="33.218cm" svg:y="21.6cm">
          <draw:text-box draw:corner-radius="0.7cm">
            <text:p><text:span text:style-name="T2">m</text:span></text:p>
          </draw:text-box>
        </draw:frame>
        <draw:frame draw:style-name="gr10" draw:text-style-name="P3" draw:layer="layout" svg:width="1.9cm" svg:height="0.729cm" svg:x="30.318cm" svg:y="21.571cm">
          <draw:text-box draw:corner-radius="0.7cm">
            <text:p><text:span text:style-name="T2">n</text:span></text:p>
          </draw:text-box>
        </draw:frame>
        <draw:custom-shape draw:style-name="gr1" draw:text-style-name="P1" draw:layer="layout" svg:width="1.7cm" svg:height="1.6cm" svg:x="26.118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.118cm" svg:y1="21.3cm" svg:x2="27.818cm" svg:y2="21.3cm">
          <text:p/>
        </draw:line>
        <draw:line draw:style-name="gr2" draw:text-style-name="P1" draw:layer="layout" svg:x1="26.968cm" svg:y1="20.5cm" svg:x2="26.968cm" svg:y2="21.3cm">
          <text:p/>
        </draw:line>
        <draw:custom-shape draw:style-name="gr1" draw:text-style-name="P1" draw:layer="layout" svg:width="1.7cm" svg:height="1.6cm" svg:x="26.119cm" svg:y="2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79" draw:id="id79" draw:layer="layout" svg:x1="26.119cm" svg:y1="21.301cm" svg:x2="27.819cm" svg:y2="21.301cm">
          <text:p/>
        </draw:line>
        <draw:line draw:style-name="gr2" draw:text-style-name="P1" draw:layer="layout" svg:x1="26.969cm" svg:y1="20.501cm" svg:x2="26.969cm" svg:y2="21.301cm">
          <text:p/>
        </draw:line>
        <draw:frame draw:style-name="gr8" draw:text-style-name="P2" draw:layer="layout" svg:width="2cm" svg:height="1.1cm" svg:x="26.018cm" svg:y="20.8cm">
          <draw:text-box>
            <text:p><text:span text:style-name="T1">156 <text:s/>156</text:span></text:p>
            <text:p><text:span text:style-name="T1"><text:s text:c="5"/></text:span><text:span text:style-name="T1">57</text:span></text:p>
          </draw:text-box>
        </draw:frame>
        <draw:connector draw:style-name="gr4" draw:text-style-name="P1" draw:layer="layout" draw:type="line" svg:x1="28.918cm" svg:y1="21.3cm" svg:x2="27.819cm" svg:y2="21.301cm" draw:start-shape="id72" draw:start-glue-point="3" draw:end-shape="id79" draw:end-glue-point="1" svg:d="M28918 21300l-1099 1" svg:viewBox="0 0 1100 2">
          <text:p/>
        </draw:connector>
        <draw:frame draw:style-name="gr10" draw:text-style-name="P3" draw:layer="layout" svg:width="1.9cm" svg:height="0.729cm" svg:x="27.818cm" svg:y="21.4cm">
          <draw:text-box draw:corner-radius="0.7cm">
            <text:p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6:01:15.661002567</meta:creation-date>
    <dc:date>2015-04-14T09:58:57.293794695</dc:date>
    <meta:editing-duration>PT1H5M12S</meta:editing-duration>
    <meta:editing-cycles>6</meta:editing-cycles>
    <meta:generator>LibreOffice/4.2.7.2$Linux_X86_64 LibreOffice_project/420m0$Build-2</meta:generator>
    <meta:document-statistic meta:object-count="507"/>
  </office:meta>
</office:document-meta>
</file>